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1.0528in"/>
    </style:style>
    <style:style style:name="co4" style:family="table-column">
      <style:table-column-properties fo:break-before="auto" style:column-width="4.348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2.9835in"/>
    </style:style>
    <style:style style:name="co7" style:family="table-column">
      <style:table-column-properties fo:break-before="auto" style:column-width="2.5154in"/>
    </style:style>
    <style:style style:name="co8" style:family="table-column">
      <style:table-column-properties fo:break-before="auto" style:column-width="1.890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9">
      <style:text-properties fo:font-size="11pt" style:font-size-asian="11pt" style:font-size-complex="11pt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order-bottom="0.74pt solid #000000" fo:border-left="none" fo:border-right="none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7" table:default-cell-style-name="ce2"/>
        <table:table-column table:style-name="co9" table:number-columns-repeated="16369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Optimizations</text:p>
          </table:table-cell>
          <table:table-cell table:style-name="ce1" office:value-type="string" calcext:value-type="string">
            <text:p>Compiler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Run Time (sec)</text:p>
          </table:table-cell>
          <table:table-cell table:style-name="ce1" office:value-type="string" calcext:value-type="string">
            <text:p>Improvement over Unoptimized C (GCC)</text:p>
          </table:table-cell>
          <table:table-cell table:style-name="ce7" office:value-type="string" calcext:value-type="string">
            <text:p>Improvement over C (GCC -Ofast)</text:p>
          </table:table-cell>
          <table:table-cell table:style-name="ce1" office:value-type="string" calcext:value-type="string">
            <text:p>Comparison to Assembly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0</text:p>
          </table:table-cell>
          <table:table-cell table:style-name="Default" office:value-type="float" office:value="0.67866" calcext:value-type="float">
            <text:p>0.67866</text:p>
          </table:table-cell>
          <table:table-cell table:style-name="ce6" table:formula="of:=1-([.E2]/[.$E$2])" office:value-type="percentage" office:value="0" calcext:value-type="percentage">
            <text:p>0.00%</text:p>
          </table:table-cell>
          <table:table-cell table:style-name="ce6" table:formula="of:=1-([.E2]/[.$E$6])" office:value-type="percentage" office:value="-4.74502666553797" calcext:value-type="percentage">
            <text:p>-474.50%</text:p>
          </table:table-cell>
          <table:table-cell table:style-name="ce6" table:formula="of:=1-([.E2]/[.$E$122])" office:value-type="percentage" office:value="-0.534527201193868" calcext:value-type="percentage">
            <text:p>-53.4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O1</text:p>
          </table:table-cell>
          <table:table-cell table:style-name="ce4" office:value-type="float" office:value="0.1092" calcext:value-type="float">
            <text:p>0.10920</text:p>
          </table:table-cell>
          <table:table-cell table:style-name="ce6" table:formula="of:=1-([.E3]/[.$E$2])" office:value-type="percentage" office:value="0.839094686588277" calcext:value-type="percentage">
            <text:p>83.91%</text:p>
          </table:table-cell>
          <table:table-cell table:style-name="ce6" table:formula="of:=1-([.E3]/[.$E$6])" office:value-type="percentage" office:value="0.0755946838229069" calcext:value-type="percentage">
            <text:p>7.56%</text:p>
          </table:table-cell>
          <table:table-cell table:style-name="ce6" table:formula="of:=1-([.E3]/[.$E$122])" office:value-type="percentage" office:value="0.753086419753086" calcext:value-type="percentage">
            <text:p>75.31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O2</text:p>
          </table:table-cell>
          <table:table-cell office:value-type="float" office:value="0.12225" calcext:value-type="float">
            <text:p>0.12225</text:p>
          </table:table-cell>
          <table:table-cell table:style-name="ce6" table:formula="of:=1-([.E4]/[.$E$2])" office:value-type="percentage" office:value="0.819865617540447" calcext:value-type="percentage">
            <text:p>81.99%</text:p>
          </table:table-cell>
          <table:table-cell table:style-name="ce6" table:formula="of:=1-([.E4]/[.$E$6])" office:value-type="percentage" office:value="-0.0348768306103446" calcext:value-type="percentage">
            <text:p>-3.49%</text:p>
          </table:table-cell>
          <table:table-cell table:style-name="ce6" table:formula="of:=1-([.E4]/[.$E$122])" office:value-type="percentage" office:value="0.723578890245557" calcext:value-type="percentage">
            <text:p>72.3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3</text:p>
          </table:table-cell>
          <table:table-cell office:value-type="float" office:value="0.12215" calcext:value-type="float">
            <text:p>0.12215</text:p>
          </table:table-cell>
          <table:table-cell table:style-name="ce6" table:formula="of:=1-([.E5]/[.$E$2])" office:value-type="percentage" office:value="0.820012966728553" calcext:value-type="percentage">
            <text:p>82.00%</text:p>
          </table:table-cell>
          <table:table-cell table:style-name="ce6" table:formula="of:=1-([.E5]/[.$E$6])" office:value-type="percentage" office:value="-0.0340303055955302" calcext:value-type="percentage">
            <text:p>-3.40%</text:p>
          </table:table-cell>
          <table:table-cell table:style-name="ce6" table:formula="of:=1-([.E5]/[.$E$122])" office:value-type="percentage" office:value="0.723805001582779" calcext:value-type="percentage">
            <text:p>72.3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fast</text:p>
          </table:table-cell>
          <table:table-cell office:value-type="float" office:value="0.11813" calcext:value-type="float">
            <text:p>0.11813</text:p>
          </table:table-cell>
          <table:table-cell table:style-name="ce6" table:formula="of:=1-([.E6]/[.$E$2])" office:value-type="percentage" office:value="0.825936404090414" calcext:value-type="percentage">
            <text:p>82.59%</text:p>
          </table:table-cell>
          <table:table-cell table:style-name="ce6" table:formula="of:=1-([.E6]/[.$E$6])" office:value-type="percentage" office:value="0" calcext:value-type="percentage">
            <text:p>0.00%</text:p>
          </table:table-cell>
          <table:table-cell table:style-name="ce6" table:formula="of:=1-([.E6]/[.$E$122])" office:value-type="percentage" office:value="0.732894677339122" calcext:value-type="percentage">
            <text:p>73.2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0 -mtune=cortex-a76</text:p>
          </table:table-cell>
          <table:table-cell office:value-type="float" office:value="0.66927" calcext:value-type="float">
            <text:p>0.66927</text:p>
          </table:table-cell>
          <table:table-cell table:style-name="ce6" table:formula="of:=1-([.E7]/[.$E$2])" office:value-type="percentage" office:value="0.0138360887631509" calcext:value-type="percentage">
            <text:p>1.38%</text:p>
          </table:table-cell>
          <table:table-cell table:style-name="ce6" table:formula="of:=1-([.E7]/[.$E$6])" office:value-type="percentage" office:value="-4.66553796664692" calcext:value-type="percentage">
            <text:p>-466.55%</text:p>
          </table:table-cell>
          <table:table-cell table:style-name="ce6" table:formula="of:=1-([.E7]/[.$E$122])" office:value-type="percentage" office:value="-0.51329534662868" calcext:value-type="percentage">
            <text:p>-51.3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</text:span><text:span text:style-name="T2"> -mtune=cortex-a76</text:span></text:p>
          </table:table-cell>
          <table:table-cell table:style-name="ce4" office:value-type="float" office:value="0.1091" calcext:value-type="float">
            <text:p>0.10910</text:p>
          </table:table-cell>
          <table:table-cell table:style-name="ce6" table:formula="of:=1-([.E8]/[.$E$2])" office:value-type="percentage" office:value="0.839242035776383" calcext:value-type="percentage">
            <text:p>83.92%</text:p>
          </table:table-cell>
          <table:table-cell table:style-name="ce6" table:formula="of:=1-([.E8]/[.$E$6])" office:value-type="percentage" office:value="0.0764412088377211" calcext:value-type="percentage">
            <text:p>7.64%</text:p>
          </table:table-cell>
          <table:table-cell table:style-name="ce6" table:formula="of:=1-([.E8]/[.$E$122])" office:value-type="percentage" office:value="0.753312531090309" calcext:value-type="percentage">
            <text:p>75.3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</text:span><text:span text:style-name="T2"> -mtune=cortex-a76</text:span></text:p>
          </table:table-cell>
          <table:table-cell office:value-type="float" office:value="0.13328" calcext:value-type="float">
            <text:p>0.13328</text:p>
          </table:table-cell>
          <table:table-cell table:style-name="ce6" table:formula="of:=1-([.E9]/[.$E$2])" office:value-type="percentage" office:value="0.803613002092358" calcext:value-type="percentage">
            <text:p>80.36%</text:p>
          </table:table-cell>
          <table:table-cell table:style-name="ce6" table:formula="of:=1-([.E9]/[.$E$6])" office:value-type="percentage" office:value="-0.12824853974435" calcext:value-type="percentage">
            <text:p>-12.82%</text:p>
          </table:table-cell>
          <table:table-cell table:style-name="ce6" table:formula="of:=1-([.E9]/[.$E$122])" office:value-type="percentage" office:value="0.698638809749921" calcext:value-type="percentage">
            <text:p>69.8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</text:span><text:span text:style-name="T2"> -mtune=cortex-a76</text:span></text:p>
          </table:table-cell>
          <table:table-cell table:style-name="ce4" office:value-type="float" office:value="0.1025" calcext:value-type="float">
            <text:p>0.10250</text:p>
          </table:table-cell>
          <table:table-cell table:style-name="ce6" table:formula="of:=1-([.E10]/[.$E$2])" office:value-type="percentage" office:value="0.848967082191377" calcext:value-type="percentage">
            <text:p>84.90%</text:p>
          </table:table-cell>
          <table:table-cell table:style-name="ce6" table:formula="of:=1-([.E10]/[.$E$6])" office:value-type="percentage" office:value="0.132311859815458" calcext:value-type="percentage">
            <text:p>13.23%</text:p>
          </table:table-cell>
          <table:table-cell table:style-name="ce6" table:formula="of:=1-([.E10]/[.$E$122])" office:value-type="percentage" office:value="0.76823587934699" calcext:value-type="percentage">
            <text:p>76.8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</text:span><text:span text:style-name="T2"> -mtune=cortex-a76</text:span></text:p>
          </table:table-cell>
          <table:table-cell table:style-name="ce4" office:value-type="float" office:value="0.1026" calcext:value-type="float">
            <text:p>0.10260</text:p>
          </table:table-cell>
          <table:table-cell table:style-name="ce6" table:formula="of:=1-([.E11]/[.$E$2])" office:value-type="percentage" office:value="0.848819733003271" calcext:value-type="percentage">
            <text:p>84.88%</text:p>
          </table:table-cell>
          <table:table-cell table:style-name="ce6" table:formula="of:=1-([.E11]/[.$E$6])" office:value-type="percentage" office:value="0.131465334800643" calcext:value-type="percentage">
            <text:p>13.15%</text:p>
          </table:table-cell>
          <table:table-cell table:style-name="ce6" table:formula="of:=1-([.E11]/[.$E$122])" office:value-type="percentage" office:value="0.768009768009768" calcext:value-type="percentage">
            <text:p>76.8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0 -funroll-loops</text:p>
          </table:table-cell>
          <table:table-cell office:value-type="float" office:value="0.66916" calcext:value-type="float">
            <text:p>0.66916</text:p>
          </table:table-cell>
          <table:table-cell table:style-name="ce6" table:formula="of:=1-([.E12]/[.$E$2])" office:value-type="percentage" office:value="0.0139981728700675" calcext:value-type="percentage">
            <text:p>1.40%</text:p>
          </table:table-cell>
          <table:table-cell table:style-name="ce6" table:formula="of:=1-([.E12]/[.$E$6])" office:value-type="percentage" office:value="-4.66460678913062" calcext:value-type="percentage">
            <text:p>-466.46%</text:p>
          </table:table-cell>
          <table:table-cell table:style-name="ce6" table:formula="of:=1-([.E12]/[.$E$122])" office:value-type="percentage" office:value="-0.513046624157735" calcext:value-type="percentage">
            <text:p>-51.3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</text:span><text:span text:style-name="T2"> -funroll-loops</text:span></text:p>
          </table:table-cell>
          <table:table-cell office:value-type="float" office:value="0.11136" calcext:value-type="float">
            <text:p>0.11136</text:p>
          </table:table-cell>
          <table:table-cell table:style-name="ce6" table:formula="of:=1-([.E13]/[.$E$2])" office:value-type="percentage" office:value="0.835911944125188" calcext:value-type="percentage">
            <text:p>83.59%</text:p>
          </table:table-cell>
          <table:table-cell table:style-name="ce6" table:formula="of:=1-([.E13]/[.$E$6])" office:value-type="percentage" office:value="0.0573097435029205" calcext:value-type="percentage">
            <text:p>5.73%</text:p>
          </table:table-cell>
          <table:table-cell table:style-name="ce6" table:formula="of:=1-([.E13]/[.$E$122])" office:value-type="percentage" office:value="0.748202414869082" calcext:value-type="percentage">
            <text:p>74.8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</text:span><text:span text:style-name="T2"> -funroll-loops</text:span></text:p>
          </table:table-cell>
          <table:table-cell office:value-type="float" office:value="0.12252" calcext:value-type="float">
            <text:p>0.12252</text:p>
          </table:table-cell>
          <table:table-cell table:style-name="ce6" table:formula="of:=1-([.E14]/[.$E$2])" office:value-type="percentage" office:value="0.819467774732561" calcext:value-type="percentage">
            <text:p>81.95%</text:p>
          </table:table-cell>
          <table:table-cell table:style-name="ce6" table:formula="of:=1-([.E14]/[.$E$6])" office:value-type="percentage" office:value="-0.037162448150343" calcext:value-type="percentage">
            <text:p>-3.72%</text:p>
          </table:table-cell>
          <table:table-cell table:style-name="ce6" table:formula="of:=1-([.E14]/[.$E$122])" office:value-type="percentage" office:value="0.722968389635056" calcext:value-type="percentage">
            <text:p>72.3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</text:span><text:span text:style-name="T2"> -funroll-loops</text:span></text:p>
          </table:table-cell>
          <table:table-cell table:style-name="ce4" office:value-type="float" office:value="0.1174" calcext:value-type="float">
            <text:p>0.11740</text:p>
          </table:table-cell>
          <table:table-cell table:style-name="ce6" table:formula="of:=1-([.E15]/[.$E$2])" office:value-type="percentage" office:value="0.827012053163587" calcext:value-type="percentage">
            <text:p>82.70%</text:p>
          </table:table-cell>
          <table:table-cell table:style-name="ce6" table:formula="of:=1-([.E15]/[.$E$6])" office:value-type="percentage" office:value="0.00617963260814347" calcext:value-type="percentage">
            <text:p>0.62%</text:p>
          </table:table-cell>
          <table:table-cell table:style-name="ce6" table:formula="of:=1-([.E15]/[.$E$122])" office:value-type="percentage" office:value="0.734545290100846" calcext:value-type="percentage">
            <text:p>73.4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</text:span><text:span text:style-name="T2"> -funroll-loops</text:span></text:p>
          </table:table-cell>
          <table:table-cell office:value-type="float" office:value="0.11773" calcext:value-type="float">
            <text:p>0.11773</text:p>
          </table:table-cell>
          <table:table-cell table:style-name="ce6" table:formula="of:=1-([.E16]/[.$E$2])" office:value-type="percentage" office:value="0.826525800842837" calcext:value-type="percentage">
            <text:p>82.65%</text:p>
          </table:table-cell>
          <table:table-cell table:style-name="ce6" table:formula="of:=1-([.E16]/[.$E$6])" office:value-type="percentage" office:value="0.00338610005925677" calcext:value-type="percentage">
            <text:p>0.34%</text:p>
          </table:table-cell>
          <table:table-cell table:style-name="ce6" table:formula="of:=1-([.E16]/[.$E$122])" office:value-type="percentage" office:value="0.733799122688012" calcext:value-type="percentage">
            <text:p>73.3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0 -funroll-loops </text:span><text:span text:style-name="T2">-mtune=cortex-a76</text:span></text:p>
          </table:table-cell>
          <table:table-cell table:style-name="ce4" office:value-type="float" office:value="0.6691" calcext:value-type="float">
            <text:p>0.66910</text:p>
          </table:table-cell>
          <table:table-cell table:style-name="ce6" table:formula="of:=1-([.E17]/[.$E$2])" office:value-type="percentage" office:value="0.014086582382931" calcext:value-type="percentage">
            <text:p>1.41%</text:p>
          </table:table-cell>
          <table:table-cell table:style-name="ce6" table:formula="of:=1-([.E17]/[.$E$6])" office:value-type="percentage" office:value="-4.66409887412173" calcext:value-type="percentage">
            <text:p>-466.41%</text:p>
          </table:table-cell>
          <table:table-cell table:style-name="ce6" table:formula="of:=1-([.E17]/[.$E$122])" office:value-type="percentage" office:value="-0.512910957355402" calcext:value-type="percentage">
            <text:p>-51.2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</text:span><text:span text:style-name="T2"> -funroll-loops -mtune=cortex-a76</text:span></text:p>
          </table:table-cell>
          <table:table-cell office:value-type="float" office:value="0.11189" calcext:value-type="float">
            <text:p>0.11189</text:p>
          </table:table-cell>
          <table:table-cell table:style-name="ce6" table:formula="of:=1-([.E18]/[.$E$2])" office:value-type="percentage" office:value="0.835130993428226" calcext:value-type="percentage">
            <text:p>83.51%</text:p>
          </table:table-cell>
          <table:table-cell table:style-name="ce6" table:formula="of:=1-([.E18]/[.$E$6])" office:value-type="percentage" office:value="0.0528231609244053" calcext:value-type="percentage">
            <text:p>5.28%</text:p>
          </table:table-cell>
          <table:table-cell table:style-name="ce6" table:formula="of:=1-([.E18]/[.$E$122])" office:value-type="percentage" office:value="0.747004024781803" calcext:value-type="percentage">
            <text:p>74.7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</text:span><text:span text:style-name="T2"> -funroll-loops -mtune=cortex-a76</text:span></text:p>
          </table:table-cell>
          <table:table-cell office:value-type="float" office:value="0.10958" calcext:value-type="float">
            <text:p>0.10958</text:p>
          </table:table-cell>
          <table:table-cell table:style-name="ce6" table:formula="of:=1-([.E19]/[.$E$2])" office:value-type="percentage" office:value="0.838534759673474" calcext:value-type="percentage">
            <text:p>83.85%</text:p>
          </table:table-cell>
          <table:table-cell table:style-name="ce6" table:formula="of:=1-([.E19]/[.$E$6])" office:value-type="percentage" office:value="0.0723778887666131" calcext:value-type="percentage">
            <text:p>7.24%</text:p>
          </table:table-cell>
          <table:table-cell table:style-name="ce6" table:formula="of:=1-([.E19]/[.$E$122])" office:value-type="percentage" office:value="0.752227196671641" calcext:value-type="percentage">
            <text:p>75.2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</text:span><text:span text:style-name="T2"> -funroll-loops -mtune=cortex-a76</text:span></text:p>
          </table:table-cell>
          <table:table-cell office:value-type="float" office:value="0.10189" calcext:value-type="float">
            <text:p>0.10189</text:p>
          </table:table-cell>
          <table:table-cell table:style-name="ce6" table:formula="of:=1-([.E20]/[.$E$2])" office:value-type="percentage" office:value="0.849865912238824" calcext:value-type="percentage">
            <text:p>84.99%</text:p>
          </table:table-cell>
          <table:table-cell table:style-name="ce6" table:formula="of:=1-([.E20]/[.$E$6])" office:value-type="percentage" office:value="0.137475662405824" calcext:value-type="percentage">
            <text:p>13.75%</text:p>
          </table:table-cell>
          <table:table-cell table:style-name="ce6" table:formula="of:=1-([.E20]/[.$E$122])" office:value-type="percentage" office:value="0.769615158504047" calcext:value-type="percentage">
            <text:p>76.9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</text:span><text:span text:style-name="T2"> -funroll-loops -mtune=cortex-a76</text:span></text:p>
          </table:table-cell>
          <table:table-cell office:value-type="float" office:value="0.10259" calcext:value-type="float">
            <text:p>0.10259</text:p>
          </table:table-cell>
          <table:table-cell table:style-name="ce6" table:formula="of:=1-([.E21]/[.$E$2])" office:value-type="percentage" office:value="0.848834467922082" calcext:value-type="percentage">
            <text:p>84.88%</text:p>
          </table:table-cell>
          <table:table-cell table:style-name="ce6" table:formula="of:=1-([.E21]/[.$E$6])" office:value-type="percentage" office:value="0.131549987302125" calcext:value-type="percentage">
            <text:p>13.15%</text:p>
          </table:table-cell>
          <table:table-cell table:style-name="ce6" table:formula="of:=1-([.E21]/[.$E$122])" office:value-type="percentage" office:value="0.76803237914349" calcext:value-type="percentage">
            <text:p>76.8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0 -march=armv8-a+crc</text:p>
          </table:table-cell>
          <table:table-cell office:value-type="float" office:value="0.08588" calcext:value-type="float">
            <text:p>0.08588</text:p>
          </table:table-cell>
          <table:table-cell table:style-name="ce6" table:formula="of:=1-([.E22]/[.$E$2])" office:value-type="percentage" office:value="0.87345651725459" calcext:value-type="percentage">
            <text:p>87.35%</text:p>
          </table:table-cell>
          <table:table-cell table:style-name="ce6" table:formula="of:=1-([.E22]/[.$E$6])" office:value-type="percentage" office:value="0.273004317277576" calcext:value-type="percentage">
            <text:p>27.30%</text:p>
          </table:table-cell>
          <table:table-cell table:style-name="ce6" table:formula="of:=1-([.E22]/[.$E$122])" office:value-type="percentage" office:value="0.805815583593361" calcext:value-type="percentage">
            <text:p>80.5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O1 -march=armv8-a+crc</text:p>
          </table:table-cell>
          <table:table-cell office:value-type="float" office:value="0.02254" calcext:value-type="float">
            <text:p>0.02254</text:p>
          </table:table-cell>
          <table:table-cell table:style-name="ce6" table:formula="of:=1-([.E23]/[.$E$2])" office:value-type="percentage" office:value="0.966787493000914" calcext:value-type="percentage">
            <text:p>96.68%</text:p>
          </table:table-cell>
          <table:table-cell table:style-name="ce6" table:formula="of:=1-([.E23]/[.$E$6])" office:value-type="percentage" office:value="0.809193261660882" calcext:value-type="percentage">
            <text:p>80.92%</text:p>
          </table:table-cell>
          <table:table-cell table:style-name="ce6" table:formula="of:=1-([.E23]/[.$E$122])" office:value-type="percentage" office:value="0.94903450459006" calcext:value-type="percentage">
            <text:p>94.90%</text:p>
          </table:table-cell>
          <table:table-cell/>
          <table:table-cell table:style-name="ce3"/>
          <table:table-cell table:number-columns-repeated="5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 </text:span><text:span text:style-name="T2">-march=armv8-a+crc</text:span></text:p>
          </table:table-cell>
          <table:table-cell office:value-type="float" office:value="0.01544" calcext:value-type="float">
            <text:p>0.01544</text:p>
          </table:table-cell>
          <table:table-cell table:style-name="ce6" table:formula="of:=1-([.E24]/[.$E$2])" office:value-type="percentage" office:value="0.977249285356438" calcext:value-type="percentage">
            <text:p>97.72%</text:p>
          </table:table-cell>
          <table:table-cell table:style-name="ce6" table:formula="of:=1-([.E24]/[.$E$6])" office:value-type="percentage" office:value="0.869296537712689" calcext:value-type="percentage">
            <text:p>86.93%</text:p>
          </table:table-cell>
          <table:table-cell table:style-name="ce6" table:formula="of:=1-([.E24]/[.$E$122])" office:value-type="percentage" office:value="0.965088409532854" calcext:value-type="percentage">
            <text:p>96.51%</text:p>
          </table:table-cell>
          <table:table-cell/>
          <table:table-cell table:style-name="Default"/>
          <table:table-cell table:number-columns-repeated="5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 </text:span><text:span text:style-name="T2">-march=armv8-a+crc</text:span></text:p>
          </table:table-cell>
          <table:table-cell office:value-type="float" office:value="0.01602" calcext:value-type="float">
            <text:p>0.01602</text:p>
          </table:table-cell>
          <table:table-cell table:style-name="ce6" table:formula="of:=1-([.E25]/[.$E$2])" office:value-type="percentage" office:value="0.976394660065423" calcext:value-type="percentage">
            <text:p>97.64%</text:p>
          </table:table-cell>
          <table:table-cell table:style-name="ce6" table:formula="of:=1-([.E25]/[.$E$6])" office:value-type="percentage" office:value="0.864386692626767" calcext:value-type="percentage">
            <text:p>86.44%</text:p>
          </table:table-cell>
          <table:table-cell table:style-name="ce6" table:formula="of:=1-([.E25]/[.$E$122])" office:value-type="percentage" office:value="0.963776963776964" calcext:value-type="percentage">
            <text:p>96.3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 </text:span><text:span text:style-name="T2">-march=armv8-a+crc</text:span></text:p>
          </table:table-cell>
          <table:table-cell office:value-type="float" office:value="0.01574" calcext:value-type="float">
            <text:p>0.01574</text:p>
          </table:table-cell>
          <table:table-cell table:style-name="ce6" table:formula="of:=1-([.E26]/[.$E$2])" office:value-type="percentage" office:value="0.97680723779212" calcext:value-type="percentage">
            <text:p>97.68%</text:p>
          </table:table-cell>
          <table:table-cell table:style-name="ce6" table:formula="of:=1-([.E26]/[.$E$6])" office:value-type="percentage" office:value="0.866756962668247" calcext:value-type="percentage">
            <text:p>86.68%</text:p>
          </table:table-cell>
          <table:table-cell table:style-name="ce6" table:formula="of:=1-([.E26]/[.$E$122])" office:value-type="percentage" office:value="0.964410075521187" calcext:value-type="percentage">
            <text:p>96.4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0 -mtune=cortex-a76 </text:span><text:span text:style-name="T2">-march=armv8-a+crc</text:span></text:p>
          </table:table-cell>
          <table:table-cell office:value-type="float" office:value="0.08534" calcext:value-type="float">
            <text:p>0.08534</text:p>
          </table:table-cell>
          <table:table-cell table:style-name="ce6" table:formula="of:=1-([.E27]/[.$E$2])" office:value-type="percentage" office:value="0.874252202870362" calcext:value-type="percentage">
            <text:p>87.43%</text:p>
          </table:table-cell>
          <table:table-cell table:style-name="ce6" table:formula="of:=1-([.E27]/[.$E$6])" office:value-type="percentage" office:value="0.277575552357572" calcext:value-type="percentage">
            <text:p>27.76%</text:p>
          </table:table-cell>
          <table:table-cell table:style-name="ce6" table:formula="of:=1-([.E27]/[.$E$122])" office:value-type="percentage" office:value="0.807036584814363" calcext:value-type="percentage">
            <text:p>80.7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</text:span><text:span text:style-name="T2"> -mtune=cortex-a76 -march=armv8-a+crc</text:span></text:p>
          </table:table-cell>
          <table:table-cell office:value-type="float" office:value="0.02187" calcext:value-type="float">
            <text:p>0.02187</text:p>
          </table:table-cell>
          <table:table-cell table:style-name="ce6" table:formula="of:=1-([.E28]/[.$E$2])" office:value-type="percentage" office:value="0.967774732561224" calcext:value-type="percentage">
            <text:p>96.78%</text:p>
          </table:table-cell>
          <table:table-cell table:style-name="ce6" table:formula="of:=1-([.E28]/[.$E$6])" office:value-type="percentage" office:value="0.814864979260137" calcext:value-type="percentage">
            <text:p>81.49%</text:p>
          </table:table-cell>
          <table:table-cell table:style-name="ce6" table:formula="of:=1-([.E28]/[.$E$122])" office:value-type="percentage" office:value="0.950549450549451" calcext:value-type="percentage">
            <text:p>95.0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</text:span><text:span text:style-name="T2"> -mtune=cortex-a76 -march=armv8-a+crc</text:span></text:p>
          </table:table-cell>
          <table:table-cell office:value-type="float" office:value="0.02059" calcext:value-type="float">
            <text:p>0.02059</text:p>
          </table:table-cell>
          <table:table-cell table:style-name="ce6" table:formula="of:=1-([.E29]/[.$E$2])" office:value-type="percentage" office:value="0.96966080216898" calcext:value-type="percentage">
            <text:p>96.97%</text:p>
          </table:table-cell>
          <table:table-cell table:style-name="ce6" table:formula="of:=1-([.E29]/[.$E$6])" office:value-type="percentage" office:value="0.825700499449759" calcext:value-type="percentage">
            <text:p>82.57%</text:p>
          </table:table-cell>
          <table:table-cell table:style-name="ce6" table:formula="of:=1-([.E29]/[.$E$122])" office:value-type="percentage" office:value="0.953443675665898" calcext:value-type="percentage">
            <text:p>95.3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</text:span><text:span text:style-name="T2"> -mtune=cortex-a76 -march=armv8-a+crc</text:span></text:p>
          </table:table-cell>
          <table:table-cell office:value-type="float" office:value="0.01396" calcext:value-type="float">
            <text:p>0.01396</text:p>
          </table:table-cell>
          <table:table-cell table:style-name="ce6" table:formula="of:=1-([.E30]/[.$E$2])" office:value-type="percentage" office:value="0.979430053340406" calcext:value-type="percentage">
            <text:p>97.94%</text:p>
          </table:table-cell>
          <table:table-cell table:style-name="ce6" table:formula="of:=1-([.E30]/[.$E$6])" office:value-type="percentage" office:value="0.881825107931939" calcext:value-type="percentage">
            <text:p>88.18%</text:p>
          </table:table-cell>
          <table:table-cell table:style-name="ce6" table:formula="of:=1-([.E30]/[.$E$122])" office:value-type="percentage" office:value="0.968434857323746" calcext:value-type="percentage">
            <text:p>96.8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</text:span><text:span text:style-name="T2"> -mtune=cortex-a76 -march=armv8-a+crc</text:span></text:p>
          </table:table-cell>
          <table:table-cell office:value-type="float" office:value="0.01302" calcext:value-type="float">
            <text:p>0.01302</text:p>
          </table:table-cell>
          <table:table-cell table:style-name="ce6" table:formula="of:=1-([.E31]/[.$E$2])" office:value-type="percentage" office:value="0.980815135708602" calcext:value-type="percentage">
            <text:p>98.08%</text:p>
          </table:table-cell>
          <table:table-cell table:style-name="ce6" table:formula="of:=1-([.E31]/[.$E$6])" office:value-type="percentage" office:value="0.889782443071193" calcext:value-type="percentage">
            <text:p>88.98%</text:p>
          </table:table-cell>
          <table:table-cell table:style-name="ce6" table:formula="of:=1-([.E31]/[.$E$122])" office:value-type="percentage" office:value="0.970560303893637" calcext:value-type="percentage">
            <text:p>97.0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0 -funroll-loops</text:span><text:span text:style-name="T2"> -march=armv8-a+crc</text:span></text:p>
          </table:table-cell>
          <table:table-cell table:style-name="ce4" office:value-type="float" office:value="0.0856" calcext:value-type="float">
            <text:p>0.08560</text:p>
          </table:table-cell>
          <table:table-cell table:style-name="ce6" table:formula="of:=1-([.E32]/[.$E$2])" office:value-type="percentage" office:value="0.873869094981287" calcext:value-type="percentage">
            <text:p>87.39%</text:p>
          </table:table-cell>
          <table:table-cell table:style-name="ce6" table:formula="of:=1-([.E32]/[.$E$6])" office:value-type="percentage" office:value="0.275374587319055" calcext:value-type="percentage">
            <text:p>27.54%</text:p>
          </table:table-cell>
          <table:table-cell table:style-name="ce6" table:formula="of:=1-([.E32]/[.$E$122])" office:value-type="percentage" office:value="0.806448695337584" calcext:value-type="percentage">
            <text:p>80.6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</text:span><text:span text:style-name="T2"> -funroll-loops -march=armv8-a+crc</text:span></text:p>
          </table:table-cell>
          <table:table-cell office:value-type="float" office:value="0.01773" calcext:value-type="float">
            <text:p>0.01773</text:p>
          </table:table-cell>
          <table:table-cell table:style-name="ce6" table:formula="of:=1-([.E33]/[.$E$2])" office:value-type="percentage" office:value="0.973874988948811" calcext:value-type="percentage">
            <text:p>97.39%</text:p>
          </table:table-cell>
          <table:table-cell table:style-name="ce6" table:formula="of:=1-([.E33]/[.$E$6])" office:value-type="percentage" office:value="0.849911114873445" calcext:value-type="percentage">
            <text:p>84.99%</text:p>
          </table:table-cell>
          <table:table-cell table:style-name="ce6" table:formula="of:=1-([.E33]/[.$E$122])" office:value-type="percentage" office:value="0.95991045991046" calcext:value-type="percentage">
            <text:p>95.9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</text:span><text:span text:style-name="T2"> -funroll-loops -march=armv8-a+crc</text:span></text:p>
          </table:table-cell>
          <table:table-cell office:value-type="float" office:value="0.01071" calcext:value-type="float">
            <text:p>0.01071</text:p>
          </table:table-cell>
          <table:table-cell table:style-name="ce6" table:formula="of:=1-([.E34]/[.$E$2])" office:value-type="percentage" office:value="0.98421890195385" calcext:value-type="percentage">
            <text:p>98.42%</text:p>
          </table:table-cell>
          <table:table-cell table:style-name="ce6" table:formula="of:=1-([.E34]/[.$E$6])" office:value-type="percentage" office:value="0.909337170913401" calcext:value-type="percentage">
            <text:p>90.93%</text:p>
          </table:table-cell>
          <table:table-cell table:style-name="ce6" table:formula="of:=1-([.E34]/[.$E$122])" office:value-type="percentage" office:value="0.975783475783476" calcext:value-type="percentage">
            <text:p>97.5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</text:span><text:span text:style-name="T2"> -funroll-loops -march=armv8-a+crc</text:span></text:p>
          </table:table-cell>
          <table:table-cell office:value-type="float" office:value="0.01133" calcext:value-type="float">
            <text:p>0.01133</text:p>
          </table:table-cell>
          <table:table-cell table:style-name="ce6" table:formula="of:=1-([.E35]/[.$E$2])" office:value-type="percentage" office:value="0.983305336987593" calcext:value-type="percentage">
            <text:p>98.33%</text:p>
          </table:table-cell>
          <table:table-cell table:style-name="ce6" table:formula="of:=1-([.E35]/[.$E$6])" office:value-type="percentage" office:value="0.904088715821553" calcext:value-type="percentage">
            <text:p>90.41%</text:p>
          </table:table-cell>
          <table:table-cell table:style-name="ce6" table:formula="of:=1-([.E35]/[.$E$122])" office:value-type="percentage" office:value="0.974381585492697" calcext:value-type="percentage">
            <text:p>97.4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</text:span><text:span text:style-name="T2"> -funroll-loops -march=armv8-a+crc</text:span></text:p>
          </table:table-cell>
          <table:table-cell office:value-type="float" office:value="0.01148" calcext:value-type="float">
            <text:p>0.01148</text:p>
          </table:table-cell>
          <table:table-cell table:style-name="ce6" table:formula="of:=1-([.E36]/[.$E$2])" office:value-type="percentage" office:value="0.983084313205434" calcext:value-type="percentage">
            <text:p>98.31%</text:p>
          </table:table-cell>
          <table:table-cell table:style-name="ce6" table:formula="of:=1-([.E36]/[.$E$6])" office:value-type="percentage" office:value="0.902818928299331" calcext:value-type="percentage">
            <text:p>90.28%</text:p>
          </table:table-cell>
          <table:table-cell table:style-name="ce6" table:formula="of:=1-([.E36]/[.$E$122])" office:value-type="percentage" office:value="0.974042418486863" calcext:value-type="percentage">
            <text:p>97.40%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0 -funroll-loops </text:span><text:span text:style-name="T2">-mtune=cortex-a76 -march=armv8-a+crc</text:span></text:p>
          </table:table-cell>
          <table:table-cell table:style-name="ce4" office:value-type="float" office:value="0.085" calcext:value-type="float">
            <text:p>0.08500</text:p>
          </table:table-cell>
          <table:table-cell table:style-name="ce6" table:formula="of:=1-([.E37]/[.$E$2])" office:value-type="percentage" office:value="0.874753190109923" calcext:value-type="percentage">
            <text:p>87.48%</text:p>
          </table:table-cell>
          <table:table-cell table:style-name="ce6" table:formula="of:=1-([.E37]/[.$E$6])" office:value-type="percentage" office:value="0.28045373740794" calcext:value-type="percentage">
            <text:p>28.05%</text:p>
          </table:table-cell>
          <table:table-cell table:style-name="ce6" table:formula="of:=1-([.E37]/[.$E$122])" office:value-type="percentage" office:value="0.807805363360919" calcext:value-type="percentage">
            <text:p>80.78%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</text:span><text:span text:style-name="T2"> -funroll-loops -mtune=cortex-a76 -march=armv8-a+crc</text:span></text:p>
          </table:table-cell>
          <table:table-cell office:value-type="float" office:value="0.01838" calcext:value-type="float">
            <text:p>0.01838</text:p>
          </table:table-cell>
          <table:table-cell table:style-name="ce6" table:formula="of:=1-([.E38]/[.$E$2])" office:value-type="percentage" office:value="0.972917219226122" calcext:value-type="percentage">
            <text:p>97.29%</text:p>
          </table:table-cell>
          <table:table-cell table:style-name="ce6" table:formula="of:=1-([.E38]/[.$E$6])" office:value-type="percentage" office:value="0.844408702277152" calcext:value-type="percentage">
            <text:p>84.44%</text:p>
          </table:table-cell>
          <table:table-cell table:style-name="ce6" table:formula="of:=1-([.E38]/[.$E$122])" office:value-type="percentage" office:value="0.958440736218514" calcext:value-type="percentage">
            <text:p>95.84%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</text:span><text:span text:style-name="T2"> -funroll-loops -mtune=cortex-a76 -march=armv8-a+crc</text:span></text:p>
          </table:table-cell>
          <table:table-cell office:value-type="float" office:value="0.02063" calcext:value-type="float">
            <text:p>0.02063</text:p>
          </table:table-cell>
          <table:table-cell table:style-name="ce6" table:formula="of:=1-([.E39]/[.$E$2])" office:value-type="percentage" office:value="0.969601862493738" calcext:value-type="percentage">
            <text:p>96.96%</text:p>
          </table:table-cell>
          <table:table-cell table:style-name="ce6" table:formula="of:=1-([.E39]/[.$E$6])" office:value-type="percentage" office:value="0.825361889443833" calcext:value-type="percentage">
            <text:p>82.54%</text:p>
          </table:table-cell>
          <table:table-cell table:style-name="ce6" table:formula="of:=1-([.E39]/[.$E$122])" office:value-type="percentage" office:value="0.953353231131009" calcext:value-type="percentage">
            <text:p>95.3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</text:span><text:span text:style-name="T2"> -funroll-loops -mtune=cortex-a76 -march=armv8-a+crc</text:span></text:p>
          </table:table-cell>
          <table:table-cell office:value-type="float" office:value="0.01133" calcext:value-type="float">
            <text:p>0.01133</text:p>
          </table:table-cell>
          <table:table-cell table:style-name="ce6" table:formula="of:=1-([.E40]/[.$E$2])" office:value-type="percentage" office:value="0.983305336987593" calcext:value-type="percentage">
            <text:p>98.33%</text:p>
          </table:table-cell>
          <table:table-cell table:style-name="ce6" table:formula="of:=1-([.E40]/[.$E$6])" office:value-type="percentage" office:value="0.904088715821553" calcext:value-type="percentage">
            <text:p>90.41%</text:p>
          </table:table-cell>
          <table:table-cell table:style-name="ce6" table:formula="of:=1-([.E40]/[.$E$122])" office:value-type="percentage" office:value="0.974381585492697" calcext:value-type="percentage">
            <text:p>97.4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</text:span><text:span text:style-name="T2"> -funroll-loops -mtune=cortex-a76 -march=armv8-a+crc</text:span></text:p>
          </table:table-cell>
          <table:table-cell office:value-type="float" office:value="0.01168" calcext:value-type="float">
            <text:p>0.01168</text:p>
          </table:table-cell>
          <table:table-cell table:style-name="ce6" table:formula="of:=1-([.E41]/[.$E$2])" office:value-type="percentage" office:value="0.982789614829222" calcext:value-type="percentage">
            <text:p>98.28%</text:p>
          </table:table-cell>
          <table:table-cell table:style-name="ce6" table:formula="of:=1-([.E41]/[.$E$6])" office:value-type="percentage" office:value="0.901125878269703" calcext:value-type="percentage">
            <text:p>90.11%</text:p>
          </table:table-cell>
          <table:table-cell table:style-name="ce6" table:formula="of:=1-([.E41]/[.$E$122])" office:value-type="percentage" office:value="0.973590195812418" calcext:value-type="percentage">
            <text:p>97.36%</text:p>
          </table:table-cell>
          <table:table-cell table:number-columns-repeated="4"/>
          <table:table-cell table:style-name="Default"/>
          <table:table-cell table:number-columns-repeated="2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0</text:p>
          </table:table-cell>
          <table:table-cell office:value-type="float" office:value="0.72956" calcext:value-type="float">
            <text:p>0.72956</text:p>
          </table:table-cell>
          <table:table-cell table:style-name="ce6" table:formula="of:=1-([.E42]/[.$E$2])" office:value-type="percentage" office:value="-0.0750007367459404" calcext:value-type="percentage">
            <text:p>-7.50%</text:p>
          </table:table-cell>
          <table:table-cell table:style-name="ce6" table:formula="of:=1-([.E42]/[.$E$6])" office:value-type="percentage" office:value="-5.17590789807839" calcext:value-type="percentage">
            <text:p>-517.59%</text:p>
          </table:table-cell>
          <table:table-cell table:style-name="ce6" table:formula="of:=1-([.E42]/[.$E$122])" office:value-type="percentage" office:value="-0.649617871840094" calcext:value-type="percentage">
            <text:p>-64.9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O1</text:p>
          </table:table-cell>
          <table:table-cell office:value-type="float" office:value="0.12466" calcext:value-type="float">
            <text:p>0.12466</text:p>
          </table:table-cell>
          <table:table-cell table:style-name="ce6" table:formula="of:=1-([.E43]/[.$E$2])" office:value-type="percentage" office:value="0.816314502107093" calcext:value-type="percentage">
            <text:p>81.63%</text:p>
          </table:table-cell>
          <table:table-cell table:style-name="ce6" table:formula="of:=1-([.E43]/[.$E$6])" office:value-type="percentage" office:value="-0.0552780834673665" calcext:value-type="percentage">
            <text:p>-5.53%</text:p>
          </table:table-cell>
          <table:table-cell table:style-name="ce6" table:formula="of:=1-([.E43]/[.$E$122])" office:value-type="percentage" office:value="0.718129607018496" calcext:value-type="percentage">
            <text:p>71.81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O2</text:p>
          </table:table-cell>
          <table:table-cell office:value-type="float" office:value="0.11688" calcext:value-type="float">
            <text:p>0.11688</text:p>
          </table:table-cell>
          <table:table-cell table:style-name="ce6" table:formula="of:=1-([.E44]/[.$E$2])" office:value-type="percentage" office:value="0.827778268941738" calcext:value-type="percentage">
            <text:p>82.78%</text:p>
          </table:table-cell>
          <table:table-cell table:style-name="ce6" table:formula="of:=1-([.E44]/[.$E$6])" office:value-type="percentage" office:value="0.0105815626851774" calcext:value-type="percentage">
            <text:p>1.06%</text:p>
          </table:table-cell>
          <table:table-cell table:style-name="ce6" table:formula="of:=1-([.E44]/[.$E$122])" office:value-type="percentage" office:value="0.735721069054402" calcext:value-type="percentage">
            <text:p>73.57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3</text:p>
          </table:table-cell>
          <table:table-cell office:value-type="float" office:value="0.11664" calcext:value-type="float">
            <text:p>0.11664</text:p>
          </table:table-cell>
          <table:table-cell table:style-name="ce6" table:formula="of:=1-([.E45]/[.$E$2])" office:value-type="percentage" office:value="0.828131906993193" calcext:value-type="percentage">
            <text:p>82.81%</text:p>
          </table:table-cell>
          <table:table-cell table:style-name="ce6" table:formula="of:=1-([.E45]/[.$E$6])" office:value-type="percentage" office:value="0.0126132227207314" calcext:value-type="percentage">
            <text:p>1.26%</text:p>
          </table:table-cell>
          <table:table-cell table:style-name="ce6" table:formula="of:=1-([.E45]/[.$E$122])" office:value-type="percentage" office:value="0.736263736263736" calcext:value-type="percentage">
            <text:p>73.6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fast</text:p>
          </table:table-cell>
          <table:table-cell office:value-type="float" office:value="0.11553" calcext:value-type="float">
            <text:p>0.11553</text:p>
          </table:table-cell>
          <table:table-cell table:style-name="ce6" table:formula="of:=1-([.E46]/[.$E$2])" office:value-type="percentage" office:value="0.829767482981169" calcext:value-type="percentage">
            <text:p>82.98%</text:p>
          </table:table-cell>
          <table:table-cell table:style-name="ce6" table:formula="of:=1-([.E46]/[.$E$6])" office:value-type="percentage" office:value="0.0220096503851689" calcext:value-type="percentage">
            <text:p>2.20%</text:p>
          </table:table-cell>
          <table:table-cell table:style-name="ce6" table:formula="of:=1-([.E46]/[.$E$122])" office:value-type="percentage" office:value="0.738773572106906" calcext:value-type="percentage">
            <text:p>73.8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0 -mtune=cortex-a76</text:p>
          </table:table-cell>
          <table:table-cell office:value-type="float" office:value="0.71772" calcext:value-type="float">
            <text:p>0.71772</text:p>
          </table:table-cell>
          <table:table-cell table:style-name="ce6" table:formula="of:=1-([.E47]/[.$E$2])" office:value-type="percentage" office:value="-0.0575545928741932" calcext:value-type="percentage">
            <text:p>-5.76%</text:p>
          </table:table-cell>
          <table:table-cell table:style-name="ce6" table:formula="of:=1-([.E47]/[.$E$6])" office:value-type="percentage" office:value="-5.07567933632439" calcext:value-type="percentage">
            <text:p>-507.57%</text:p>
          </table:table-cell>
          <table:table-cell table:style-name="ce6" table:formula="of:=1-([.E47]/[.$E$122])" office:value-type="percentage" office:value="-0.622846289512956" calcext:value-type="percentage">
            <text:p>-62.2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</text:span><text:span text:style-name="T2"> -mtune=cortex-a76</text:span></text:p>
          </table:table-cell>
          <table:table-cell office:value-type="float" office:value="0.12412" calcext:value-type="float">
            <text:p>0.12412</text:p>
          </table:table-cell>
          <table:table-cell table:style-name="ce6" table:formula="of:=1-([.E48]/[.$E$2])" office:value-type="percentage" office:value="0.817110187722866" calcext:value-type="percentage">
            <text:p>81.71%</text:p>
          </table:table-cell>
          <table:table-cell table:style-name="ce6" table:formula="of:=1-([.E48]/[.$E$6])" office:value-type="percentage" office:value="-0.0507068483873698" calcext:value-type="percentage">
            <text:p>-5.07%</text:p>
          </table:table-cell>
          <table:table-cell table:style-name="ce6" table:formula="of:=1-([.E48]/[.$E$122])" office:value-type="percentage" office:value="0.719350608239497" calcext:value-type="percentage">
            <text:p>71.9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</text:span><text:span text:style-name="T2"> -mtune=cortex-a76</text:span></text:p>
          </table:table-cell>
          <table:table-cell office:value-type="float" office:value="0.11696" calcext:value-type="float">
            <text:p>0.11696</text:p>
          </table:table-cell>
          <table:table-cell table:style-name="ce6" table:formula="of:=1-([.E49]/[.$E$2])" office:value-type="percentage" office:value="0.827660389591253" calcext:value-type="percentage">
            <text:p>82.77%</text:p>
          </table:table-cell>
          <table:table-cell table:style-name="ce6" table:formula="of:=1-([.E49]/[.$E$6])" office:value-type="percentage" office:value="0.00990434267332607" calcext:value-type="percentage">
            <text:p>0.99%</text:p>
          </table:table-cell>
          <table:table-cell table:style-name="ce6" table:formula="of:=1-([.E49]/[.$E$122])" office:value-type="percentage" office:value="0.735540179984624" calcext:value-type="percentage">
            <text:p>73.5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</text:span><text:span text:style-name="T2"> -mtune=cortex-a76</text:span></text:p>
          </table:table-cell>
          <table:table-cell office:value-type="float" office:value="0.11687" calcext:value-type="float">
            <text:p>0.11687</text:p>
          </table:table-cell>
          <table:table-cell table:style-name="ce6" table:formula="of:=1-([.E50]/[.$E$2])" office:value-type="percentage" office:value="0.827793003860549" calcext:value-type="percentage">
            <text:p>82.78%</text:p>
          </table:table-cell>
          <table:table-cell table:style-name="ce6" table:formula="of:=1-([.E50]/[.$E$6])" office:value-type="percentage" office:value="0.0106662151866588" calcext:value-type="percentage">
            <text:p>1.07%</text:p>
          </table:table-cell>
          <table:table-cell table:style-name="ce6" table:formula="of:=1-([.E50]/[.$E$122])" office:value-type="percentage" office:value="0.735743680188125" calcext:value-type="percentage">
            <text:p>73.57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</text:span><text:span text:style-name="T2"> -mtune=cortex-a76</text:span></text:p>
          </table:table-cell>
          <table:table-cell table:style-name="ce4" office:value-type="float" office:value="0.117" calcext:value-type="float">
            <text:p>0.11700</text:p>
          </table:table-cell>
          <table:table-cell table:style-name="ce6" table:formula="of:=1-([.E51]/[.$E$2])" office:value-type="percentage" office:value="0.827601449916011" calcext:value-type="percentage">
            <text:p>82.76%</text:p>
          </table:table-cell>
          <table:table-cell table:style-name="ce6" table:formula="of:=1-([.E51]/[.$E$6])" office:value-type="percentage" office:value="0.00956573266740024" calcext:value-type="percentage">
            <text:p>0.96%</text:p>
          </table:table-cell>
          <table:table-cell table:style-name="ce6" table:formula="of:=1-([.E51]/[.$E$122])" office:value-type="percentage" office:value="0.735449735449735" calcext:value-type="percentage">
            <text:p>73.5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0 -funroll-loops</text:p>
          </table:table-cell>
          <table:table-cell office:value-type="float" office:value="0.73386" calcext:value-type="float">
            <text:p>0.73386</text:p>
          </table:table-cell>
          <table:table-cell table:style-name="ce6" table:formula="of:=1-([.E52]/[.$E$2])" office:value-type="percentage" office:value="-0.0813367518344972" calcext:value-type="percentage">
            <text:p>-8.13%</text:p>
          </table:table-cell>
          <table:table-cell table:style-name="ce6" table:formula="of:=1-([.E52]/[.$E$6])" office:value-type="percentage" office:value="-5.2123084737154" calcext:value-type="percentage">
            <text:p>-521.23%</text:p>
          </table:table-cell>
          <table:table-cell table:style-name="ce6" table:formula="of:=1-([.E52]/[.$E$122])" office:value-type="percentage" office:value="-0.659340659340659" calcext:value-type="percentage">
            <text:p>-65.9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</text:span><text:span text:style-name="T2"> -funroll-loops</text:span></text:p>
          </table:table-cell>
          <table:table-cell office:value-type="float" office:value="0.12496" calcext:value-type="float">
            <text:p>0.12496</text:p>
          </table:table-cell>
          <table:table-cell table:style-name="ce6" table:formula="of:=1-([.E53]/[.$E$2])" office:value-type="percentage" office:value="0.815872454542776" calcext:value-type="percentage">
            <text:p>81.59%</text:p>
          </table:table-cell>
          <table:table-cell table:style-name="ce6" table:formula="of:=1-([.E53]/[.$E$6])" office:value-type="percentage" office:value="-0.0578176585118091" calcext:value-type="percentage">
            <text:p>-5.78%</text:p>
          </table:table-cell>
          <table:table-cell table:style-name="ce6" table:formula="of:=1-([.E53]/[.$E$122])" office:value-type="percentage" office:value="0.717451273006829" calcext:value-type="percentage">
            <text:p>71.7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</text:span><text:span text:style-name="T2"> -funroll-loops</text:span></text:p>
          </table:table-cell>
          <table:table-cell office:value-type="float" office:value="0.11621" calcext:value-type="float">
            <text:p>0.11621</text:p>
          </table:table-cell>
          <table:table-cell table:style-name="ce6" table:formula="of:=1-([.E54]/[.$E$2])" office:value-type="percentage" office:value="0.828765508502048" calcext:value-type="percentage">
            <text:p>82.88%</text:p>
          </table:table-cell>
          <table:table-cell table:style-name="ce6" table:formula="of:=1-([.E54]/[.$E$6])" office:value-type="percentage" office:value="0.0162532802844324" calcext:value-type="percentage">
            <text:p>1.63%</text:p>
          </table:table-cell>
          <table:table-cell table:style-name="ce6" table:formula="of:=1-([.E54]/[.$E$122])" office:value-type="percentage" office:value="0.737236015013793" calcext:value-type="percentage">
            <text:p>73.7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</text:span><text:span text:style-name="T2"> -funroll-loops</text:span></text:p>
          </table:table-cell>
          <table:table-cell office:value-type="float" office:value="0.11537" calcext:value-type="float">
            <text:p>0.11537</text:p>
          </table:table-cell>
          <table:table-cell table:style-name="ce6" table:formula="of:=1-([.E55]/[.$E$2])" office:value-type="percentage" office:value="0.830003241682138" calcext:value-type="percentage">
            <text:p>83.00%</text:p>
          </table:table-cell>
          <table:table-cell table:style-name="ce6" table:formula="of:=1-([.E55]/[.$E$6])" office:value-type="percentage" office:value="0.0233640904088716" calcext:value-type="percentage">
            <text:p>2.34%</text:p>
          </table:table-cell>
          <table:table-cell table:style-name="ce6" table:formula="of:=1-([.E55]/[.$E$122])" office:value-type="percentage" office:value="0.739135350246461" calcext:value-type="percentage">
            <text:p>73.91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</text:span><text:span text:style-name="T2"> -funroll-loops</text:span></text:p>
          </table:table-cell>
          <table:table-cell office:value-type="float" office:value="0.11667" calcext:value-type="float">
            <text:p>0.11667</text:p>
          </table:table-cell>
          <table:table-cell table:style-name="ce6" table:formula="of:=1-([.E56]/[.$E$2])" office:value-type="percentage" office:value="0.828087702236761" calcext:value-type="percentage">
            <text:p>82.81%</text:p>
          </table:table-cell>
          <table:table-cell table:style-name="ce6" table:formula="of:=1-([.E56]/[.$E$6])" office:value-type="percentage" office:value="0.0123592652162872" calcext:value-type="percentage">
            <text:p>1.24%</text:p>
          </table:table-cell>
          <table:table-cell table:style-name="ce6" table:formula="of:=1-([.E56]/[.$E$122])" office:value-type="percentage" office:value="0.73619590286257" calcext:value-type="percentage">
            <text:p>73.6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0 -funroll-loops </text:span><text:span text:style-name="T2">-mtune=cortex-a76</text:span></text:p>
          </table:table-cell>
          <table:table-cell office:value-type="float" office:value="0.72307" calcext:value-type="float">
            <text:p>0.72307</text:p>
          </table:table-cell>
          <table:table-cell table:style-name="ce6" table:formula="of:=1-([.E57]/[.$E$2])" office:value-type="percentage" office:value="-0.0654377744378627" calcext:value-type="percentage">
            <text:p>-6.54%</text:p>
          </table:table-cell>
          <table:table-cell table:style-name="ce6" table:formula="of:=1-([.E57]/[.$E$6])" office:value-type="percentage" office:value="-5.12096842461695" calcext:value-type="percentage">
            <text:p>-512.10%</text:p>
          </table:table-cell>
          <table:table-cell table:style-name="ce6" table:formula="of:=1-([.E57]/[.$E$122])" office:value-type="percentage" office:value="-0.634943246054357" calcext:value-type="percentage">
            <text:p>-63.4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</text:span><text:span text:style-name="T2"> -funroll-loops -mtune=cortex-a76</text:span></text:p>
          </table:table-cell>
          <table:table-cell office:value-type="float" office:value="0.12159" calcext:value-type="float">
            <text:p>0.12159</text:p>
          </table:table-cell>
          <table:table-cell table:style-name="ce6" table:formula="of:=1-([.E58]/[.$E$2])" office:value-type="percentage" office:value="0.820838122181947" calcext:value-type="percentage">
            <text:p>82.08%</text:p>
          </table:table-cell>
          <table:table-cell table:style-name="ce6" table:formula="of:=1-([.E58]/[.$E$6])" office:value-type="percentage" office:value="-0.029289765512571" calcext:value-type="percentage">
            <text:p>-2.93%</text:p>
          </table:table-cell>
          <table:table-cell table:style-name="ce6" table:formula="of:=1-([.E58]/[.$E$122])" office:value-type="percentage" office:value="0.725071225071225" calcext:value-type="percentage">
            <text:p>72.51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</text:span><text:span text:style-name="T2"> -funroll-loops -mtune=cortex-a76</text:span></text:p>
          </table:table-cell>
          <table:table-cell office:value-type="float" office:value="0.11703" calcext:value-type="float">
            <text:p>0.11703</text:p>
          </table:table-cell>
          <table:table-cell table:style-name="ce6" table:formula="of:=1-([.E59]/[.$E$2])" office:value-type="percentage" office:value="0.827557245159579" calcext:value-type="percentage">
            <text:p>82.76%</text:p>
          </table:table-cell>
          <table:table-cell table:style-name="ce6" table:formula="of:=1-([.E59]/[.$E$6])" office:value-type="percentage" office:value="0.00931177516295612" calcext:value-type="percentage">
            <text:p>0.93%</text:p>
          </table:table-cell>
          <table:table-cell table:style-name="ce6" table:formula="of:=1-([.E59]/[.$E$122])" office:value-type="percentage" office:value="0.735381902048569" calcext:value-type="percentage">
            <text:p>73.5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</text:span><text:span text:style-name="T2"> -funroll-loops -mtune=cortex-a76</text:span></text:p>
          </table:table-cell>
          <table:table-cell table:style-name="ce4" office:value-type="float" office:value="0.1172" calcext:value-type="float">
            <text:p>0.11720</text:p>
          </table:table-cell>
          <table:table-cell table:style-name="ce6" table:formula="of:=1-([.E60]/[.$E$2])" office:value-type="percentage" office:value="0.827306751539799" calcext:value-type="percentage">
            <text:p>82.73%</text:p>
          </table:table-cell>
          <table:table-cell table:style-name="ce6" table:formula="of:=1-([.E60]/[.$E$6])" office:value-type="percentage" office:value="0.00787268263777197" calcext:value-type="percentage">
            <text:p>0.79%</text:p>
          </table:table-cell>
          <table:table-cell table:style-name="ce6" table:formula="of:=1-([.E60]/[.$E$122])" office:value-type="percentage" office:value="0.734997512775291" calcext:value-type="percentage">
            <text:p>73.5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</text:span><text:span text:style-name="T2"> -funroll-loops -mtune=cortex-a76</text:span></text:p>
          </table:table-cell>
          <table:table-cell office:value-type="float" office:value="0.11674" calcext:value-type="float">
            <text:p>0.11674</text:p>
          </table:table-cell>
          <table:table-cell table:style-name="ce6" table:formula="of:=1-([.E61]/[.$E$2])" office:value-type="percentage" office:value="0.827984557805087" calcext:value-type="percentage">
            <text:p>82.80%</text:p>
          </table:table-cell>
          <table:table-cell table:style-name="ce6" table:formula="of:=1-([.E61]/[.$E$6])" office:value-type="percentage" office:value="0.0117666977059172" calcext:value-type="percentage">
            <text:p>1.18%</text:p>
          </table:table-cell>
          <table:table-cell table:style-name="ce6" table:formula="of:=1-([.E61]/[.$E$122])" office:value-type="percentage" office:value="0.736037624926514" calcext:value-type="percentage">
            <text:p>73.6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0 -march=armv8-a+crc</text:p>
          </table:table-cell>
          <table:table-cell office:value-type="float" office:value="0.09817" calcext:value-type="float">
            <text:p>0.09817</text:p>
          </table:table-cell>
          <table:table-cell table:style-name="ce6" table:formula="of:=1-([.E62]/[.$E$2])" office:value-type="percentage" office:value="0.855347302036366" calcext:value-type="percentage">
            <text:p>85.53%</text:p>
          </table:table-cell>
          <table:table-cell table:style-name="ce6" table:formula="of:=1-([.E62]/[.$E$6])" office:value-type="percentage" office:value="0.168966392956912" calcext:value-type="percentage">
            <text:p>16.90%</text:p>
          </table:table-cell>
          <table:table-cell table:style-name="ce6" table:formula="of:=1-([.E62]/[.$E$122])" office:value-type="percentage" office:value="0.778026500248722" calcext:value-type="percentage">
            <text:p>77.8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O1 -march=armv8-a+crc</text:p>
          </table:table-cell>
          <table:table-cell office:value-type="float" office:value="0.02068" calcext:value-type="float">
            <text:p>0.02068</text:p>
          </table:table-cell>
          <table:table-cell table:style-name="ce6" table:formula="of:=1-([.E63]/[.$E$2])" office:value-type="percentage" office:value="0.969528187899685" calcext:value-type="percentage">
            <text:p>96.95%</text:p>
          </table:table-cell>
          <table:table-cell table:style-name="ce6" table:formula="of:=1-([.E63]/[.$E$6])" office:value-type="percentage" office:value="0.824938626936426" calcext:value-type="percentage">
            <text:p>82.49%</text:p>
          </table:table-cell>
          <table:table-cell table:style-name="ce6" table:formula="of:=1-([.E63]/[.$E$122])" office:value-type="percentage" office:value="0.953240175462398" calcext:value-type="percentage">
            <text:p>95.3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 </text:span><text:span text:style-name="T2">-march=armv8-a+crc</text:span></text:p>
          </table:table-cell>
          <table:table-cell office:value-type="float" office:value="0.01083" calcext:value-type="float">
            <text:p>0.01083</text:p>
          </table:table-cell>
          <table:table-cell table:style-name="ce6" table:formula="of:=1-([.E64]/[.$E$2])" office:value-type="percentage" office:value="0.984042082928123" calcext:value-type="percentage">
            <text:p>98.40%</text:p>
          </table:table-cell>
          <table:table-cell table:style-name="ce6" table:formula="of:=1-([.E64]/[.$E$6])" office:value-type="percentage" office:value="0.908321340895623" calcext:value-type="percentage">
            <text:p>90.83%</text:p>
          </table:table-cell>
          <table:table-cell table:style-name="ce6" table:formula="of:=1-([.E64]/[.$E$122])" office:value-type="percentage" office:value="0.975512142178809" calcext:value-type="percentage">
            <text:p>97.5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 </text:span><text:span text:style-name="T2">-march=armv8-a+crc</text:span></text:p>
          </table:table-cell>
          <table:table-cell office:value-type="float" office:value="0.01122" calcext:value-type="float">
            <text:p>0.01122</text:p>
          </table:table-cell>
          <table:table-cell table:style-name="ce6" table:formula="of:=1-([.E65]/[.$E$2])" office:value-type="percentage" office:value="0.98346742109451" calcext:value-type="percentage">
            <text:p>98.35%</text:p>
          </table:table-cell>
          <table:table-cell table:style-name="ce6" table:formula="of:=1-([.E65]/[.$E$6])" office:value-type="percentage" office:value="0.905019893337848" calcext:value-type="percentage">
            <text:p>90.50%</text:p>
          </table:table-cell>
          <table:table-cell table:style-name="ce6" table:formula="of:=1-([.E65]/[.$E$122])" office:value-type="percentage" office:value="0.974630307963641" calcext:value-type="percentage">
            <text:p>97.4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 </text:span><text:span text:style-name="T2">-march=armv8-a+crc</text:span></text:p>
          </table:table-cell>
          <table:table-cell office:value-type="float" office:value="0.01126" calcext:value-type="float">
            <text:p>0.01126</text:p>
          </table:table-cell>
          <table:table-cell table:style-name="ce6" table:formula="of:=1-([.E66]/[.$E$2])" office:value-type="percentage" office:value="0.983408481419267" calcext:value-type="percentage">
            <text:p>98.34%</text:p>
          </table:table-cell>
          <table:table-cell table:style-name="ce6" table:formula="of:=1-([.E66]/[.$E$6])" office:value-type="percentage" office:value="0.904681283331922" calcext:value-type="percentage">
            <text:p>90.47%</text:p>
          </table:table-cell>
          <table:table-cell table:style-name="ce6" table:formula="of:=1-([.E66]/[.$E$122])" office:value-type="percentage" office:value="0.974539863428752" calcext:value-type="percentage">
            <text:p>97.4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0 -mtune=cortex-a76 </text:span><text:span text:style-name="T2">-march=armv8-a+crc</text:span></text:p>
          </table:table-cell>
          <table:table-cell office:value-type="float" office:value="0.10435" calcext:value-type="float">
            <text:p>0.10435</text:p>
          </table:table-cell>
          <table:table-cell table:style-name="ce6" table:formula="of:=1-([.E67]/[.$E$2])" office:value-type="percentage" office:value="0.846241122211417" calcext:value-type="percentage">
            <text:p>84.62%</text:p>
          </table:table-cell>
          <table:table-cell table:style-name="ce6" table:formula="of:=1-([.E67]/[.$E$6])" office:value-type="percentage" office:value="0.116651147041395" calcext:value-type="percentage">
            <text:p>11.67%</text:p>
          </table:table-cell>
          <table:table-cell table:style-name="ce6" table:formula="of:=1-([.E67]/[.$E$122])" office:value-type="percentage" office:value="0.764052819608375" calcext:value-type="percentage">
            <text:p>76.41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</text:span><text:span text:style-name="T2"> -mtune=cortex-a76 -march=armv8-a+crc</text:span></text:p>
          </table:table-cell>
          <table:table-cell office:value-type="float" office:value="0.01958" calcext:value-type="float">
            <text:p>0.01958</text:p>
          </table:table-cell>
          <table:table-cell table:style-name="ce6" table:formula="of:=1-([.E68]/[.$E$2])" office:value-type="percentage" office:value="0.97114902896885" calcext:value-type="percentage">
            <text:p>97.11%</text:p>
          </table:table-cell>
          <table:table-cell table:style-name="ce6" table:formula="of:=1-([.E68]/[.$E$6])" office:value-type="percentage" office:value="0.834250402099382" calcext:value-type="percentage">
            <text:p>83.43%</text:p>
          </table:table-cell>
          <table:table-cell table:style-name="ce6" table:formula="of:=1-([.E68]/[.$E$122])" office:value-type="percentage" office:value="0.955727400171845" calcext:value-type="percentage">
            <text:p>95.57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</text:span><text:span text:style-name="T2"> -mtune=cortex-a76 -march=armv8-a+crc</text:span></text:p>
          </table:table-cell>
          <table:table-cell office:value-type="float" office:value="0.01001" calcext:value-type="float">
            <text:p>0.01001</text:p>
          </table:table-cell>
          <table:table-cell table:style-name="ce6" table:formula="of:=1-([.E69]/[.$E$2])" office:value-type="percentage" office:value="0.985250346270592" calcext:value-type="percentage">
            <text:p>98.53%</text:p>
          </table:table-cell>
          <table:table-cell table:style-name="ce6" table:formula="of:=1-([.E69]/[.$E$6])" office:value-type="percentage" office:value="0.9152628460171" calcext:value-type="percentage">
            <text:p>91.53%</text:p>
          </table:table-cell>
          <table:table-cell table:style-name="ce6" table:formula="of:=1-([.E69]/[.$E$122])" office:value-type="percentage" office:value="0.977366255144033" calcext:value-type="percentage">
            <text:p>97.7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</text:span><text:span text:style-name="T2"> -mtune=cortex-a76 -march=armv8-a+crc</text:span></text:p>
          </table:table-cell>
          <table:table-cell office:value-type="float" office:value="0.00984" calcext:value-type="float">
            <text:p>0.00984</text:p>
          </table:table-cell>
          <table:table-cell table:style-name="ce6" table:formula="of:=1-([.E70]/[.$E$2])" office:value-type="percentage" office:value="0.985500839890372" calcext:value-type="percentage">
            <text:p>98.55%</text:p>
          </table:table-cell>
          <table:table-cell table:style-name="ce6" table:formula="of:=1-([.E70]/[.$E$6])" office:value-type="percentage" office:value="0.916701938542284" calcext:value-type="percentage">
            <text:p>91.67%</text:p>
          </table:table-cell>
          <table:table-cell table:style-name="ce6" table:formula="of:=1-([.E70]/[.$E$122])" office:value-type="percentage" office:value="0.977750644417311" calcext:value-type="percentage">
            <text:p>97.7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</text:span><text:span text:style-name="T2"> -mtune=cortex-a76 -march=armv8-a+crc</text:span></text:p>
          </table:table-cell>
          <table:table-cell office:value-type="float" office:value="0.00959" calcext:value-type="float">
            <text:p>0.00959</text:p>
          </table:table-cell>
          <table:table-cell table:style-name="ce6" table:formula="of:=1-([.E71]/[.$E$2])" office:value-type="percentage" office:value="0.985869212860637" calcext:value-type="percentage">
            <text:p>98.59%</text:p>
          </table:table-cell>
          <table:table-cell table:style-name="ce6" table:formula="of:=1-([.E71]/[.$E$6])" office:value-type="percentage" office:value="0.918818251079319" calcext:value-type="percentage">
            <text:p>91.88%</text:p>
          </table:table-cell>
          <table:table-cell table:style-name="ce6" table:formula="of:=1-([.E71]/[.$E$122])" office:value-type="percentage" office:value="0.978315922760367" calcext:value-type="percentage">
            <text:p>97.8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0 -funroll-loops</text:span><text:span text:style-name="T2"> -march=armv8-a+crc</text:span></text:p>
          </table:table-cell>
          <table:table-cell office:value-type="float" office:value="0.09781" calcext:value-type="float">
            <text:p>0.09781</text:p>
          </table:table-cell>
          <table:table-cell table:style-name="ce6" table:formula="of:=1-([.E72]/[.$E$2])" office:value-type="percentage" office:value="0.855877759113547" calcext:value-type="percentage">
            <text:p>85.59%</text:p>
          </table:table-cell>
          <table:table-cell table:style-name="ce6" table:formula="of:=1-([.E72]/[.$E$6])" office:value-type="percentage" office:value="0.172013883010243" calcext:value-type="percentage">
            <text:p>17.20%</text:p>
          </table:table-cell>
          <table:table-cell table:style-name="ce6" table:formula="of:=1-([.E72]/[.$E$122])" office:value-type="percentage" office:value="0.778840501062723" calcext:value-type="percentage">
            <text:p>77.8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</text:span><text:span text:style-name="T2"> -funroll-loops -march=armv8-a+crc</text:span></text:p>
          </table:table-cell>
          <table:table-cell office:value-type="float" office:value="0.02065" calcext:value-type="float">
            <text:p>0.02065</text:p>
          </table:table-cell>
          <table:table-cell table:style-name="ce6" table:formula="of:=1-([.E73]/[.$E$2])" office:value-type="percentage" office:value="0.969572392656117" calcext:value-type="percentage">
            <text:p>96.96%</text:p>
          </table:table-cell>
          <table:table-cell table:style-name="ce6" table:formula="of:=1-([.E73]/[.$E$6])" office:value-type="percentage" office:value="0.82519258444087" calcext:value-type="percentage">
            <text:p>82.52%</text:p>
          </table:table-cell>
          <table:table-cell table:style-name="ce6" table:formula="of:=1-([.E73]/[.$E$122])" office:value-type="percentage" office:value="0.953308008863564" calcext:value-type="percentage">
            <text:p>95.3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</text:span><text:span text:style-name="T2"> -funroll-loops -march=armv8-a+crc</text:span></text:p>
          </table:table-cell>
          <table:table-cell office:value-type="float" office:value="0.01165" calcext:value-type="float">
            <text:p>0.01165</text:p>
          </table:table-cell>
          <table:table-cell table:style-name="ce6" table:formula="of:=1-([.E74]/[.$E$2])" office:value-type="percentage" office:value="0.982833819585654" calcext:value-type="percentage">
            <text:p>98.28%</text:p>
          </table:table-cell>
          <table:table-cell table:style-name="ce6" table:formula="of:=1-([.E74]/[.$E$6])" office:value-type="percentage" office:value="0.901379835774147" calcext:value-type="percentage">
            <text:p>90.14%</text:p>
          </table:table-cell>
          <table:table-cell table:style-name="ce6" table:formula="of:=1-([.E74]/[.$E$122])" office:value-type="percentage" office:value="0.973658029213585" calcext:value-type="percentage">
            <text:p>97.37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</text:span><text:span text:style-name="T2"> -funroll-loops -march=armv8-a+crc</text:span></text:p>
          </table:table-cell>
          <table:table-cell office:value-type="float" office:value="0.01167" calcext:value-type="float">
            <text:p>0.01167</text:p>
          </table:table-cell>
          <table:table-cell table:style-name="ce6" table:formula="of:=1-([.E75]/[.$E$2])" office:value-type="percentage" office:value="0.982804349748033" calcext:value-type="percentage">
            <text:p>98.28%</text:p>
          </table:table-cell>
          <table:table-cell table:style-name="ce6" table:formula="of:=1-([.E75]/[.$E$6])" office:value-type="percentage" office:value="0.901210530771184" calcext:value-type="percentage">
            <text:p>90.12%</text:p>
          </table:table-cell>
          <table:table-cell table:style-name="ce6" table:formula="of:=1-([.E75]/[.$E$122])" office:value-type="percentage" office:value="0.97361280694614" calcext:value-type="percentage">
            <text:p>97.3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</text:span><text:span text:style-name="T2"> -funroll-loops -march=armv8-a+crc</text:span></text:p>
          </table:table-cell>
          <table:table-cell office:value-type="float" office:value="0.01044" calcext:value-type="float">
            <text:p>0.01044</text:p>
          </table:table-cell>
          <table:table-cell table:style-name="ce6" table:formula="of:=1-([.E76]/[.$E$2])" office:value-type="percentage" office:value="0.984616744761736" calcext:value-type="percentage">
            <text:p>98.46%</text:p>
          </table:table-cell>
          <table:table-cell table:style-name="ce6" table:formula="of:=1-([.E76]/[.$E$6])" office:value-type="percentage" office:value="0.911622788453399" calcext:value-type="percentage">
            <text:p>91.16%</text:p>
          </table:table-cell>
          <table:table-cell table:style-name="ce6" table:formula="of:=1-([.E76]/[.$E$122])" office:value-type="percentage" office:value="0.976393976393976" calcext:value-type="percentage">
            <text:p>97.6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0 -funroll-loops </text:span><text:span text:style-name="T2">-mtune=cortex-a76 -march=armv8-a+crc</text:span></text:p>
          </table:table-cell>
          <table:table-cell office:value-type="float" office:value="0.10274" calcext:value-type="float">
            <text:p>0.10274</text:p>
          </table:table-cell>
          <table:table-cell table:style-name="ce6" table:formula="of:=1-([.E77]/[.$E$2])" office:value-type="percentage" office:value="0.848613444139923" calcext:value-type="percentage">
            <text:p>84.86%</text:p>
          </table:table-cell>
          <table:table-cell table:style-name="ce6" table:formula="of:=1-([.E77]/[.$E$6])" office:value-type="percentage" office:value="0.130280199779903" calcext:value-type="percentage">
            <text:p>13.03%</text:p>
          </table:table-cell>
          <table:table-cell table:style-name="ce6" table:formula="of:=1-([.E77]/[.$E$122])" office:value-type="percentage" office:value="0.767693212137657" calcext:value-type="percentage">
            <text:p>76.77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</text:span><text:span text:style-name="T2"> -funroll-loops -mtune=cortex-a76 -march=armv8-a+crc</text:span></text:p>
          </table:table-cell>
          <table:table-cell office:value-type="float" office:value="0.01536" calcext:value-type="float">
            <text:p>0.01536</text:p>
          </table:table-cell>
          <table:table-cell table:style-name="ce6" table:formula="of:=1-([.E78]/[.$E$2])" office:value-type="percentage" office:value="0.977367164706922" calcext:value-type="percentage">
            <text:p>97.74%</text:p>
          </table:table-cell>
          <table:table-cell table:style-name="ce6" table:formula="of:=1-([.E78]/[.$E$6])" office:value-type="percentage" office:value="0.869973757724541" calcext:value-type="percentage">
            <text:p>87.00%</text:p>
          </table:table-cell>
          <table:table-cell table:style-name="ce6" table:formula="of:=1-([.E78]/[.$E$122])" office:value-type="percentage" office:value="0.965269298602632" calcext:value-type="percentage">
            <text:p>96.5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</text:span><text:span text:style-name="T2"> -funroll-loops -mtune=cortex-a76 -march=armv8-a+crc</text:span></text:p>
          </table:table-cell>
          <table:table-cell office:value-type="float" office:value="0.00998" calcext:value-type="float">
            <text:p>0.00998</text:p>
          </table:table-cell>
          <table:table-cell table:style-name="ce6" table:formula="of:=1-([.E79]/[.$E$2])" office:value-type="percentage" office:value="0.985294551027024" calcext:value-type="percentage">
            <text:p>98.53%</text:p>
          </table:table-cell>
          <table:table-cell table:style-name="ce6" table:formula="of:=1-([.E79]/[.$E$6])" office:value-type="percentage" office:value="0.915516803521544" calcext:value-type="percentage">
            <text:p>91.55%</text:p>
          </table:table-cell>
          <table:table-cell table:style-name="ce6" table:formula="of:=1-([.E79]/[.$E$122])" office:value-type="percentage" office:value="0.9774340885452" calcext:value-type="percentage">
            <text:p>97.7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</text:span><text:span text:style-name="T2"> -funroll-loops -mtune=cortex-a76 -march=armv8-a+crc</text:span></text:p>
          </table:table-cell>
          <table:table-cell office:value-type="float" office:value="0.01089" calcext:value-type="float">
            <text:p>0.01089</text:p>
          </table:table-cell>
          <table:table-cell table:style-name="ce6" table:formula="of:=1-([.E80]/[.$E$2])" office:value-type="percentage" office:value="0.98395367341526" calcext:value-type="percentage">
            <text:p>98.40%</text:p>
          </table:table-cell>
          <table:table-cell table:style-name="ce6" table:formula="of:=1-([.E80]/[.$E$6])" office:value-type="percentage" office:value="0.907813425886735" calcext:value-type="percentage">
            <text:p>90.78%</text:p>
          </table:table-cell>
          <table:table-cell table:style-name="ce6" table:formula="of:=1-([.E80]/[.$E$122])" office:value-type="percentage" office:value="0.975376475376475" calcext:value-type="percentage">
            <text:p>97.5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</text:span><text:span text:style-name="T2"> -funroll-loops -mtune=cortex-a76 -march=armv8-a+crc</text:span></text:p>
          </table:table-cell>
          <table:table-cell office:value-type="float" office:value="0.01007" calcext:value-type="float">
            <text:p>0.01007</text:p>
          </table:table-cell>
          <table:table-cell table:style-name="ce6" table:formula="of:=1-([.E81]/[.$E$2])" office:value-type="percentage" office:value="0.985161936757729" calcext:value-type="percentage">
            <text:p>98.52%</text:p>
          </table:table-cell>
          <table:table-cell table:style-name="ce6" table:formula="of:=1-([.E81]/[.$E$6])" office:value-type="percentage" office:value="0.914754931008211" calcext:value-type="percentage">
            <text:p>91.48%</text:p>
          </table:table-cell>
          <table:table-cell table:style-name="ce6" table:formula="of:=1-([.E81]/[.$E$122])" office:value-type="percentage" office:value="0.977230588341699" calcext:value-type="percentage">
            <text:p>97.7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0</text:p>
          </table:table-cell>
          <table:table-cell office:value-type="float" office:value="0.75378" calcext:value-type="float">
            <text:p>0.75378</text:p>
          </table:table-cell>
          <table:table-cell table:style-name="ce6" table:formula="of:=1-([.E82]/[.$E$2])" office:value-type="percentage" office:value="-0.110688710105207" calcext:value-type="percentage">
            <text:p>-11.07%</text:p>
          </table:table-cell>
          <table:table-cell table:style-name="ce6" table:formula="of:=1-([.E82]/[.$E$6])" office:value-type="percentage" office:value="-5.38093625666638" calcext:value-type="percentage">
            <text:p>-538.09%</text:p>
          </table:table-cell>
          <table:table-cell table:style-name="ce6" table:formula="of:=1-([.E82]/[.$E$122])" office:value-type="percentage" office:value="-0.704382037715371" calcext:value-type="percentage">
            <text:p>-70.4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O1</text:p>
          </table:table-cell>
          <table:table-cell office:value-type="float" office:value="0.74888" calcext:value-type="float">
            <text:p>0.74888</text:p>
          </table:table-cell>
          <table:table-cell table:style-name="ce6" table:formula="of:=1-([.E83]/[.$E$2])" office:value-type="percentage" office:value="-0.103468599888014" calcext:value-type="percentage">
            <text:p>-10.35%</text:p>
          </table:table-cell>
          <table:table-cell table:style-name="ce6" table:formula="of:=1-([.E83]/[.$E$6])" office:value-type="percentage" office:value="-5.33945653094049" calcext:value-type="percentage">
            <text:p>-533.95%</text:p>
          </table:table-cell>
          <table:table-cell table:style-name="ce6" table:formula="of:=1-([.E83]/[.$E$122])" office:value-type="percentage" office:value="-0.693302582191471" calcext:value-type="percentage">
            <text:p>-69.3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O2</text:p>
          </table:table-cell>
          <table:table-cell office:value-type="float" office:value="0.74848" calcext:value-type="float">
            <text:p>0.74848</text:p>
          </table:table-cell>
          <table:table-cell table:style-name="ce6" table:formula="of:=1-([.E84]/[.$E$2])" office:value-type="percentage" office:value="-0.102879203135591" calcext:value-type="percentage">
            <text:p>-10.29%</text:p>
          </table:table-cell>
          <table:table-cell table:style-name="ce6" table:formula="of:=1-([.E84]/[.$E$6])" office:value-type="percentage" office:value="-5.33607043088123" calcext:value-type="percentage">
            <text:p>-533.61%</text:p>
          </table:table-cell>
          <table:table-cell table:style-name="ce6" table:formula="of:=1-([.E84]/[.$E$122])" office:value-type="percentage" office:value="-0.692398136842581" calcext:value-type="percentage">
            <text:p>-69.2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3</text:p>
          </table:table-cell>
          <table:table-cell office:value-type="float" office:value="0.75304" calcext:value-type="float">
            <text:p>0.75304</text:p>
          </table:table-cell>
          <table:table-cell table:style-name="ce6" table:formula="of:=1-([.E85]/[.$E$2])" office:value-type="percentage" office:value="-0.109598326113223" calcext:value-type="percentage">
            <text:p>-10.96%</text:p>
          </table:table-cell>
          <table:table-cell table:style-name="ce6" table:formula="of:=1-([.E85]/[.$E$6])" office:value-type="percentage" office:value="-5.37467197155676" calcext:value-type="percentage">
            <text:p>-537.47%</text:p>
          </table:table-cell>
          <table:table-cell table:style-name="ce6" table:formula="of:=1-([.E85]/[.$E$122])" office:value-type="percentage" office:value="-0.702708813819925" calcext:value-type="percentage">
            <text:p>-70.27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fast</text:p>
          </table:table-cell>
          <table:table-cell office:value-type="float" office:value="0.75281" calcext:value-type="float">
            <text:p>0.75281</text:p>
          </table:table-cell>
          <table:table-cell table:style-name="ce6" table:formula="of:=1-([.E86]/[.$E$2])" office:value-type="percentage" office:value="-0.109259422980579" calcext:value-type="percentage">
            <text:p>-10.93%</text:p>
          </table:table-cell>
          <table:table-cell table:style-name="ce6" table:formula="of:=1-([.E86]/[.$E$6])" office:value-type="percentage" office:value="-5.37272496402269" calcext:value-type="percentage">
            <text:p>-537.27%</text:p>
          </table:table-cell>
          <table:table-cell table:style-name="ce6" table:formula="of:=1-([.E86]/[.$E$122])" office:value-type="percentage" office:value="-0.702188757744313" calcext:value-type="percentage">
            <text:p>-70.2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0 -mtune=cortex-a76</text:p>
          </table:table-cell>
          <table:table-cell office:value-type="float" office:value="0.75717" calcext:value-type="float">
            <text:p>0.75717</text:p>
          </table:table-cell>
          <table:table-cell table:style-name="ce6" table:formula="of:=1-([.E87]/[.$E$2])" office:value-type="percentage" office:value="-0.115683847582" calcext:value-type="percentage">
            <text:p>-11.57%</text:p>
          </table:table-cell>
          <table:table-cell table:style-name="ce6" table:formula="of:=1-([.E87]/[.$E$6])" office:value-type="percentage" office:value="-5.40963345466859" calcext:value-type="percentage">
            <text:p>-540.96%</text:p>
          </table:table-cell>
          <table:table-cell table:style-name="ce6" table:formula="of:=1-([.E87]/[.$E$122])" office:value-type="percentage" office:value="-0.712047212047212" calcext:value-type="percentage">
            <text:p>-71.2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1</text:span><text:span text:style-name="T2"> -mtune=cortex-a76</text:span></text:p>
          </table:table-cell>
          <table:table-cell office:value-type="float" office:value="0.75313" calcext:value-type="float">
            <text:p>0.75313</text:p>
          </table:table-cell>
          <table:table-cell table:style-name="ce6" table:formula="of:=1-([.E88]/[.$E$2])" office:value-type="percentage" office:value="-0.109730940382518" calcext:value-type="percentage">
            <text:p>-10.97%</text:p>
          </table:table-cell>
          <table:table-cell table:style-name="ce6" table:formula="of:=1-([.E88]/[.$E$6])" office:value-type="percentage" office:value="-5.37543384407009" calcext:value-type="percentage">
            <text:p>-537.54%</text:p>
          </table:table-cell>
          <table:table-cell table:style-name="ce6" table:formula="of:=1-([.E88]/[.$E$122])" office:value-type="percentage" office:value="-0.702912314023425" calcext:value-type="percentage">
            <text:p>-70.2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2</text:span><text:span text:style-name="T2"> -mtune=cortex-a76</text:span></text:p>
          </table:table-cell>
          <table:table-cell office:value-type="float" office:value="0.74939" calcext:value-type="float">
            <text:p>0.74939</text:p>
          </table:table-cell>
          <table:table-cell table:style-name="ce6" table:formula="of:=1-([.E89]/[.$E$2])" office:value-type="percentage" office:value="-0.104220080747355" calcext:value-type="percentage">
            <text:p>-10.42%</text:p>
          </table:table-cell>
          <table:table-cell table:style-name="ce6" table:formula="of:=1-([.E89]/[.$E$6])" office:value-type="percentage" office:value="-5.34377380851604" calcext:value-type="percentage">
            <text:p>-534.38%</text:p>
          </table:table-cell>
          <table:table-cell table:style-name="ce6" table:formula="of:=1-([.E89]/[.$E$122])" office:value-type="percentage" office:value="-0.694455750011306" calcext:value-type="percentage">
            <text:p>-69.4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3</text:span><text:span text:style-name="T2"> -mtune=cortex-a76</text:span></text:p>
          </table:table-cell>
          <table:table-cell office:value-type="float" office:value="0.75276" calcext:value-type="float">
            <text:p>0.75276</text:p>
          </table:table-cell>
          <table:table-cell table:style-name="ce6" table:formula="of:=1-([.E90]/[.$E$2])" office:value-type="percentage" office:value="-0.109185748386526" calcext:value-type="percentage">
            <text:p>-10.92%</text:p>
          </table:table-cell>
          <table:table-cell table:style-name="ce6" table:formula="of:=1-([.E90]/[.$E$6])" office:value-type="percentage" office:value="-5.37230170151528" calcext:value-type="percentage">
            <text:p>-537.23%</text:p>
          </table:table-cell>
          <table:table-cell table:style-name="ce6" table:formula="of:=1-([.E90]/[.$E$122])" office:value-type="percentage" office:value="-0.702075702075702" calcext:value-type="percentage">
            <text:p>-70.21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fast</text:span><text:span text:style-name="T2"> -mtune=cortex-a76</text:span></text:p>
          </table:table-cell>
          <table:table-cell office:value-type="float" office:value="0.75249" calcext:value-type="float">
            <text:p>0.75249</text:p>
          </table:table-cell>
          <table:table-cell table:style-name="ce6" table:formula="of:=1-([.E91]/[.$E$2])" office:value-type="percentage" office:value="-0.10878790557864" calcext:value-type="percentage">
            <text:p>-10.88%</text:p>
          </table:table-cell>
          <table:table-cell table:style-name="ce6" table:formula="of:=1-([.E91]/[.$E$6])" office:value-type="percentage" office:value="-5.37001608397528" calcext:value-type="percentage">
            <text:p>-537.00%</text:p>
          </table:table-cell>
          <table:table-cell table:style-name="ce6" table:formula="of:=1-([.E91]/[.$E$122])" office:value-type="percentage" office:value="-0.701465201465201" calcext:value-type="percentage">
            <text:p>-70.1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0 -funroll-loops</text:p>
          </table:table-cell>
          <table:table-cell office:value-type="float" office:value="0.74842" calcext:value-type="float">
            <text:p>0.74842</text:p>
          </table:table-cell>
          <table:table-cell table:style-name="ce6" table:formula="of:=1-([.E92]/[.$E$2])" office:value-type="percentage" office:value="-0.102790793622727" calcext:value-type="percentage">
            <text:p>-10.28%</text:p>
          </table:table-cell>
          <table:table-cell table:style-name="ce6" table:formula="of:=1-([.E92]/[.$E$6])" office:value-type="percentage" office:value="-5.33556251587234" calcext:value-type="percentage">
            <text:p>-533.56%</text:p>
          </table:table-cell>
          <table:table-cell table:style-name="ce6" table:formula="of:=1-([.E92]/[.$E$122])" office:value-type="percentage" office:value="-0.692262470040248" calcext:value-type="percentage">
            <text:p>-69.2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1</text:span><text:span text:style-name="T2"> -funroll-loops</text:span></text:p>
          </table:table-cell>
          <table:table-cell office:value-type="float" office:value="0.75048" calcext:value-type="float">
            <text:p>0.75048</text:p>
          </table:table-cell>
          <table:table-cell table:style-name="ce6" table:formula="of:=1-([.E93]/[.$E$2])" office:value-type="percentage" office:value="-0.10582618689771" calcext:value-type="percentage">
            <text:p>-10.58%</text:p>
          </table:table-cell>
          <table:table-cell table:style-name="ce6" table:formula="of:=1-([.E93]/[.$E$6])" office:value-type="percentage" office:value="-5.35300093117752" calcext:value-type="percentage">
            <text:p>-535.30%</text:p>
          </table:table-cell>
          <table:table-cell table:style-name="ce6" table:formula="of:=1-([.E93]/[.$E$122])" office:value-type="percentage" office:value="-0.696920363587031" calcext:value-type="percentage">
            <text:p>-69.6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2</text:span><text:span text:style-name="T2"> -funroll-loops</text:span></text:p>
          </table:table-cell>
          <table:table-cell table:style-name="ce4" office:value-type="float" office:value="0.7591" calcext:value-type="float">
            <text:p>0.75910</text:p>
          </table:table-cell>
          <table:table-cell table:style-name="ce6" table:formula="of:=1-([.E94]/[.$E$2])" office:value-type="percentage" office:value="-0.118527686912445" calcext:value-type="percentage">
            <text:p>-11.85%</text:p>
          </table:table-cell>
          <table:table-cell table:style-name="ce6" table:formula="of:=1-([.E94]/[.$E$6])" office:value-type="percentage" office:value="-5.4259713874545" calcext:value-type="percentage">
            <text:p>-542.60%</text:p>
          </table:table-cell>
          <table:table-cell table:style-name="ce6" table:formula="of:=1-([.E94]/[.$E$122])" office:value-type="percentage" office:value="-0.716411160855605" calcext:value-type="percentage">
            <text:p>-71.6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3</text:span><text:span text:style-name="T2"> -funroll-loops</text:span></text:p>
          </table:table-cell>
          <table:table-cell office:value-type="float" office:value="0.74838" calcext:value-type="float">
            <text:p>0.74838</text:p>
          </table:table-cell>
          <table:table-cell table:style-name="ce6" table:formula="of:=1-([.E95]/[.$E$2])" office:value-type="percentage" office:value="-0.102731853947485" calcext:value-type="percentage">
            <text:p>-10.27%</text:p>
          </table:table-cell>
          <table:table-cell table:style-name="ce6" table:formula="of:=1-([.E95]/[.$E$6])" office:value-type="percentage" office:value="-5.33522390586642" calcext:value-type="percentage">
            <text:p>-533.52%</text:p>
          </table:table-cell>
          <table:table-cell table:style-name="ce6" table:formula="of:=1-([.E95]/[.$E$122])" office:value-type="percentage" office:value="-0.692172025505359" calcext:value-type="percentage">
            <text:p>-69.2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fast</text:span><text:span text:style-name="T2"> -funroll-loops</text:span></text:p>
          </table:table-cell>
          <table:table-cell office:value-type="float" office:value="0.75442" calcext:value-type="float">
            <text:p>0.75442</text:p>
          </table:table-cell>
          <table:table-cell table:style-name="ce6" table:formula="of:=1-([.E96]/[.$E$2])" office:value-type="percentage" office:value="-0.111631744909086" calcext:value-type="percentage">
            <text:p>-11.16%</text:p>
          </table:table-cell>
          <table:table-cell table:style-name="ce6" table:formula="of:=1-([.E96]/[.$E$6])" office:value-type="percentage" office:value="-5.3863540167612" calcext:value-type="percentage">
            <text:p>-538.64%</text:p>
          </table:table-cell>
          <table:table-cell table:style-name="ce6" table:formula="of:=1-([.E96]/[.$E$122])" office:value-type="percentage" office:value="-0.705829150273595" calcext:value-type="percentage">
            <text:p>-70.5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0 -funroll-loops </text:span><text:span text:style-name="T2">-mtune=cortex-a76</text:span></text:p>
          </table:table-cell>
          <table:table-cell office:value-type="float" office:value="0.75416" calcext:value-type="float">
            <text:p>0.75416</text:p>
          </table:table-cell>
          <table:table-cell table:style-name="ce6" table:formula="of:=1-([.E97]/[.$E$2])" office:value-type="percentage" office:value="-0.11124863702001" calcext:value-type="percentage">
            <text:p>-11.12%</text:p>
          </table:table-cell>
          <table:table-cell table:style-name="ce6" table:formula="of:=1-([.E97]/[.$E$6])" office:value-type="percentage" office:value="-5.38415305172268" calcext:value-type="percentage">
            <text:p>-538.42%</text:p>
          </table:table-cell>
          <table:table-cell table:style-name="ce6" table:formula="of:=1-([.E97]/[.$E$122])" office:value-type="percentage" office:value="-0.705241260796817" calcext:value-type="percentage">
            <text:p>-70.5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1</text:span><text:span text:style-name="T2"> -funroll-loops -mtune=cortex-a76</text:span></text:p>
          </table:table-cell>
          <table:table-cell office:value-type="float" office:value="0.74848" calcext:value-type="float">
            <text:p>0.74848</text:p>
          </table:table-cell>
          <table:table-cell table:style-name="ce6" table:formula="of:=1-([.E98]/[.$E$2])" office:value-type="percentage" office:value="-0.102879203135591" calcext:value-type="percentage">
            <text:p>-10.29%</text:p>
          </table:table-cell>
          <table:table-cell table:style-name="ce6" table:formula="of:=1-([.E98]/[.$E$6])" office:value-type="percentage" office:value="-5.33607043088123" calcext:value-type="percentage">
            <text:p>-533.61%</text:p>
          </table:table-cell>
          <table:table-cell table:style-name="ce6" table:formula="of:=1-([.E98]/[.$E$122])" office:value-type="percentage" office:value="-0.692398136842581" calcext:value-type="percentage">
            <text:p>-69.2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2</text:span><text:span text:style-name="T2"> -funroll-loops -mtune=cortex-a76</text:span></text:p>
          </table:table-cell>
          <table:table-cell office:value-type="float" office:value="0.74897" calcext:value-type="float">
            <text:p>0.74897</text:p>
          </table:table-cell>
          <table:table-cell table:style-name="ce6" table:formula="of:=1-([.E99]/[.$E$2])" office:value-type="percentage" office:value="-0.10360121415731" calcext:value-type="percentage">
            <text:p>-10.36%</text:p>
          </table:table-cell>
          <table:table-cell table:style-name="ce6" table:formula="of:=1-([.E99]/[.$E$6])" office:value-type="percentage" office:value="-5.34021840345382" calcext:value-type="percentage">
            <text:p>-534.02%</text:p>
          </table:table-cell>
          <table:table-cell table:style-name="ce6" table:formula="of:=1-([.E99]/[.$E$122])" office:value-type="percentage" office:value="-0.693506082394972" calcext:value-type="percentage">
            <text:p>-69.3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3</text:span><text:span text:style-name="T2"> -funroll-loops -mtune=cortex-a76</text:span></text:p>
          </table:table-cell>
          <table:table-cell table:style-name="ce5" office:value-type="float" office:value="0.74879" calcext:value-type="float">
            <text:p>0.74879</text:p>
          </table:table-cell>
          <table:table-cell table:style-name="ce6" table:formula="of:=1-([.E100]/[.$E$2])" office:value-type="percentage" office:value="-0.103335985618719" calcext:value-type="percentage">
            <text:p>-10.33%</text:p>
          </table:table-cell>
          <table:table-cell table:style-name="ce6" table:formula="of:=1-([.E100]/[.$E$6])" office:value-type="percentage" office:value="-5.33869465842716" calcext:value-type="percentage">
            <text:p>-533.87%</text:p>
          </table:table-cell>
          <table:table-cell table:style-name="ce6" table:formula="of:=1-([.E100]/[.$E$122])" office:value-type="percentage" office:value="-0.693099081987971" calcext:value-type="percentage">
            <text:p>-69.31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fast</text:span><text:span text:style-name="T2"> -funroll-loops -mtune=cortex-a76</text:span></text:p>
          </table:table-cell>
          <table:table-cell office:value-type="float" office:value="0.74904" calcext:value-type="float">
            <text:p>0.74904</text:p>
          </table:table-cell>
          <table:table-cell table:style-name="ce6" table:formula="of:=1-([.E101]/[.$E$2])" office:value-type="percentage" office:value="-0.103704358588984" calcext:value-type="percentage">
            <text:p>-10.37%</text:p>
          </table:table-cell>
          <table:table-cell table:style-name="ce6" table:formula="of:=1-([.E101]/[.$E$6])" office:value-type="percentage" office:value="-5.34081097096419" calcext:value-type="percentage">
            <text:p>-534.08%</text:p>
          </table:table-cell>
          <table:table-cell table:style-name="ce6" table:formula="of:=1-([.E101]/[.$E$122])" office:value-type="percentage" office:value="-0.693664360331027" calcext:value-type="percentage">
            <text:p>-69.37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1</text:p>
          </table:table-cell>
          <table:table-cell table:style-name="ce4" office:value-type="float" office:value="0.1742" calcext:value-type="float">
            <text:p>0.17420</text:p>
          </table:table-cell>
          <table:table-cell table:style-name="ce6" table:formula="of:=1-([.E102]/[.$E$2])" office:value-type="percentage" office:value="0.743317714319394" calcext:value-type="percentage">
            <text:p>74.33%</text:p>
          </table:table-cell>
          <table:table-cell table:style-name="ce6" table:formula="of:=1-([.E102]/[.$E$6])" office:value-type="percentage" office:value="-0.474646575806315" calcext:value-type="percentage">
            <text:p>-47.46%</text:p>
          </table:table-cell>
          <table:table-cell table:style-name="ce6" table:formula="of:=1-([.E102]/[.$E$122])" office:value-type="percentage" office:value="0.606114050558495" calcext:value-type="percentage">
            <text:p>60.61%</text:p>
          </table:table-cell>
          <table:table-cell table:style-name="Default" table:number-columns-repeated="4"/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2</text:p>
          </table:table-cell>
          <table:table-cell office:value-type="float" office:value="0.11683" calcext:value-type="float">
            <text:p>0.11683</text:p>
          </table:table-cell>
          <table:table-cell table:style-name="ce6" table:formula="of:=1-([.E103]/[.$E$2])" office:value-type="percentage" office:value="0.827851943535791" calcext:value-type="percentage">
            <text:p>82.79%</text:p>
          </table:table-cell>
          <table:table-cell table:style-name="ce6" table:formula="of:=1-([.E103]/[.$E$6])" office:value-type="percentage" office:value="0.0110048251925844" calcext:value-type="percentage">
            <text:p>1.10%</text:p>
          </table:table-cell>
          <table:table-cell table:style-name="ce6" table:formula="of:=1-([.E103]/[.$E$122])" office:value-type="percentage" office:value="0.735834124723014" calcext:value-type="percentage">
            <text:p>73.58%</text:p>
          </table:table-cell>
          <table:table-cell table:style-name="Default" table:number-columns-repeated="4"/>
          <table:table-cell table:number-columns-repeated="3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3</text:p>
          </table:table-cell>
          <table:table-cell office:value-type="float" office:value="0.11604" calcext:value-type="float">
            <text:p>0.11604</text:p>
          </table:table-cell>
          <table:table-cell table:style-name="ce6" table:formula="of:=1-([.E104]/[.$E$2])" office:value-type="percentage" office:value="0.829016002121828" calcext:value-type="percentage">
            <text:p>82.90%</text:p>
          </table:table-cell>
          <table:table-cell table:style-name="ce6" table:formula="of:=1-([.E104]/[.$E$6])" office:value-type="percentage" office:value="0.0176923728096164" calcext:value-type="percentage">
            <text:p>1.77%</text:p>
          </table:table-cell>
          <table:table-cell table:style-name="ce6" table:formula="of:=1-([.E104]/[.$E$122])" office:value-type="percentage" office:value="0.737620404287071" calcext:value-type="percentage">
            <text:p>73.7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s</text:p>
          </table:table-cell>
          <table:table-cell office:value-type="float" office:value="0.10535" calcext:value-type="float">
            <text:p>0.10535</text:p>
          </table:table-cell>
          <table:table-cell table:style-name="ce6" table:formula="of:=1-([.E105]/[.$E$2])" office:value-type="percentage" office:value="0.844767630330357" calcext:value-type="percentage">
            <text:p>84.48%</text:p>
          </table:table-cell>
          <table:table-cell table:style-name="ce6" table:formula="of:=1-([.E105]/[.$E$6])" office:value-type="percentage" office:value="0.108185896893253" calcext:value-type="percentage">
            <text:p>10.82%</text:p>
          </table:table-cell>
          <table:table-cell table:style-name="ce6" table:formula="of:=1-([.E105]/[.$E$122])" office:value-type="percentage" office:value="0.761791706236151" calcext:value-type="percentage">
            <text:p>76.1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z</text:p>
          </table:table-cell>
          <table:table-cell office:value-type="float" office:value="0.10794" calcext:value-type="float">
            <text:p>0.10794</text:p>
          </table:table-cell>
          <table:table-cell table:style-name="ce6" table:formula="of:=1-([.E106]/[.$E$2])" office:value-type="percentage" office:value="0.840951286358412" calcext:value-type="percentage">
            <text:p>84.10%</text:p>
          </table:table-cell>
          <table:table-cell table:style-name="ce6" table:formula="of:=1-([.E106]/[.$E$6])" office:value-type="percentage" office:value="0.0862608990095658" calcext:value-type="percentage">
            <text:p>8.63%</text:p>
          </table:table-cell>
          <table:table-cell table:style-name="ce6" table:formula="of:=1-([.E106]/[.$E$122])" office:value-type="percentage" office:value="0.755935422602089" calcext:value-type="percentage">
            <text:p>75.5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1 target-cpu=cortex-a76</text:p>
          </table:table-cell>
          <table:table-cell office:value-type="float" office:value="0.15957" calcext:value-type="float">
            <text:p>0.15957</text:p>
          </table:table-cell>
          <table:table-cell table:style-name="ce6" table:formula="of:=1-([.E107]/[.$E$2])" office:value-type="percentage" office:value="0.764874900539298" calcext:value-type="percentage">
            <text:p>76.49%</text:p>
          </table:table-cell>
          <table:table-cell table:style-name="ce6" table:formula="of:=1-([.E107]/[.$E$6])" office:value-type="percentage" office:value="-0.350799966138999" calcext:value-type="percentage">
            <text:p>-35.08%</text:p>
          </table:table-cell>
          <table:table-cell table:style-name="ce6" table:formula="of:=1-([.E107]/[.$E$122])" office:value-type="percentage" office:value="0.639194139194139" calcext:value-type="percentage">
            <text:p>63.9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2 target-cpu=cortex-a76</text:p>
          </table:table-cell>
          <table:table-cell office:value-type="float" office:value="0.11741" calcext:value-type="float">
            <text:p>0.11741</text:p>
          </table:table-cell>
          <table:table-cell table:style-name="ce6" table:formula="of:=1-([.E108]/[.$E$2])" office:value-type="percentage" office:value="0.826997318244777" calcext:value-type="percentage">
            <text:p>82.70%</text:p>
          </table:table-cell>
          <table:table-cell table:style-name="ce6" table:formula="of:=1-([.E108]/[.$E$6])" office:value-type="percentage" office:value="0.0060949801066621" calcext:value-type="percentage">
            <text:p>0.61%</text:p>
          </table:table-cell>
          <table:table-cell table:style-name="ce6" table:formula="of:=1-([.E108]/[.$E$122])" office:value-type="percentage" office:value="0.734522678967123" calcext:value-type="percentage">
            <text:p>73.4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3 target-cpu=cortex-a76</text:p>
          </table:table-cell>
          <table:table-cell office:value-type="float" office:value="0.11687" calcext:value-type="float">
            <text:p>0.11687</text:p>
          </table:table-cell>
          <table:table-cell table:style-name="ce6" table:formula="of:=1-([.E109]/[.$E$2])" office:value-type="percentage" office:value="0.827793003860549" calcext:value-type="percentage">
            <text:p>82.78%</text:p>
          </table:table-cell>
          <table:table-cell table:style-name="ce6" table:formula="of:=1-([.E109]/[.$E$6])" office:value-type="percentage" office:value="0.0106662151866588" calcext:value-type="percentage">
            <text:p>1.07%</text:p>
          </table:table-cell>
          <table:table-cell table:style-name="ce6" table:formula="of:=1-([.E109]/[.$E$122])" office:value-type="percentage" office:value="0.735743680188125" calcext:value-type="percentage">
            <text:p>73.57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s target-cpu=cortex-a76</text:p>
          </table:table-cell>
          <table:table-cell office:value-type="float" office:value="0.10781" calcext:value-type="float">
            <text:p>0.10781</text:p>
          </table:table-cell>
          <table:table-cell table:style-name="ce6" table:formula="of:=1-([.E110]/[.$E$2])" office:value-type="percentage" office:value="0.84114284030295" calcext:value-type="percentage">
            <text:p>84.11%</text:p>
          </table:table-cell>
          <table:table-cell table:style-name="ce6" table:formula="of:=1-([.E110]/[.$E$6])" office:value-type="percentage" office:value="0.0873613815288241" calcext:value-type="percentage">
            <text:p>8.74%</text:p>
          </table:table-cell>
          <table:table-cell table:style-name="ce6" table:formula="of:=1-([.E110]/[.$E$122])" office:value-type="percentage" office:value="0.756229367340478" calcext:value-type="percentage">
            <text:p>75.6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z target-cpu=cortex-a76</text:p>
          </table:table-cell>
          <table:table-cell office:value-type="float" office:value="0.10889" calcext:value-type="float">
            <text:p>0.10889</text:p>
          </table:table-cell>
          <table:table-cell table:style-name="ce6" table:formula="of:=1-([.E111]/[.$E$2])" office:value-type="percentage" office:value="0.839551469071405" calcext:value-type="percentage">
            <text:p>83.96%</text:p>
          </table:table-cell>
          <table:table-cell table:style-name="ce6" table:formula="of:=1-([.E111]/[.$E$6])" office:value-type="percentage" office:value="0.078218911368831" calcext:value-type="percentage">
            <text:p>7.82%</text:p>
          </table:table-cell>
          <table:table-cell table:style-name="ce6" table:formula="of:=1-([.E111]/[.$E$122])" office:value-type="percentage" office:value="0.753787364898476" calcext:value-type="percentage">
            <text:p>75.38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1 target-feature=+crc</text:p>
          </table:table-cell>
          <table:table-cell office:value-type="float" office:value="0.03745" calcext:value-type="float">
            <text:p>0.03745</text:p>
          </table:table-cell>
          <table:table-cell table:style-name="ce6" table:formula="of:=1-([.E112]/[.$E$2])" office:value-type="percentage" office:value="0.944817729054313" calcext:value-type="percentage">
            <text:p>94.48%</text:p>
          </table:table-cell>
          <table:table-cell table:style-name="ce6" table:formula="of:=1-([.E112]/[.$E$6])" office:value-type="percentage" office:value="0.682976381952087" calcext:value-type="percentage">
            <text:p>68.30%</text:p>
          </table:table-cell>
          <table:table-cell table:style-name="ce6" table:formula="of:=1-([.E112]/[.$E$122])" office:value-type="percentage" office:value="0.915321304210193" calcext:value-type="percentage">
            <text:p>91.53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2 target-feature=+crc</text:p>
          </table:table-cell>
          <table:table-cell office:value-type="float" office:value="0.01507" calcext:value-type="float">
            <text:p>0.01507</text:p>
          </table:table-cell>
          <table:table-cell table:style-name="ce6" table:formula="of:=1-([.E113]/[.$E$2])" office:value-type="percentage" office:value="0.97779447735243" calcext:value-type="percentage">
            <text:p>97.78%</text:p>
          </table:table-cell>
          <table:table-cell table:style-name="ce6" table:formula="of:=1-([.E113]/[.$E$6])" office:value-type="percentage" office:value="0.872428680267502" calcext:value-type="percentage">
            <text:p>87.24%</text:p>
          </table:table-cell>
          <table:table-cell table:style-name="ce6" table:formula="of:=1-([.E113]/[.$E$122])" office:value-type="percentage" office:value="0.965925021480577" calcext:value-type="percentage">
            <text:p>96.5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3 target-feature=+crc</text:p>
          </table:table-cell>
          <table:table-cell office:value-type="float" office:value="0.01522" calcext:value-type="float">
            <text:p>0.01522</text:p>
          </table:table-cell>
          <table:table-cell table:style-name="ce6" table:formula="of:=1-([.E114]/[.$E$2])" office:value-type="percentage" office:value="0.977573453570271" calcext:value-type="percentage">
            <text:p>97.76%</text:p>
          </table:table-cell>
          <table:table-cell table:style-name="ce6" table:formula="of:=1-([.E114]/[.$E$6])" office:value-type="percentage" office:value="0.871158892745281" calcext:value-type="percentage">
            <text:p>87.12%</text:p>
          </table:table-cell>
          <table:table-cell table:style-name="ce6" table:formula="of:=1-([.E114]/[.$E$122])" office:value-type="percentage" office:value="0.965585854474743" calcext:value-type="percentage">
            <text:p>96.5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s target-feature=+crc</text:p>
          </table:table-cell>
          <table:table-cell office:value-type="float" office:value="0.02304" calcext:value-type="float">
            <text:p>0.02304</text:p>
          </table:table-cell>
          <table:table-cell table:style-name="ce6" table:formula="of:=1-([.E115]/[.$E$2])" office:value-type="percentage" office:value="0.966050747060384" calcext:value-type="percentage">
            <text:p>96.61%</text:p>
          </table:table-cell>
          <table:table-cell table:style-name="ce6" table:formula="of:=1-([.E115]/[.$E$6])" office:value-type="percentage" office:value="0.804960636586811" calcext:value-type="percentage">
            <text:p>80.50%</text:p>
          </table:table-cell>
          <table:table-cell table:style-name="ce6" table:formula="of:=1-([.E115]/[.$E$122])" office:value-type="percentage" office:value="0.947903947903948" calcext:value-type="percentage">
            <text:p>94.7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z target-feature=+crc</text:p>
          </table:table-cell>
          <table:table-cell office:value-type="float" office:value="0.02475" calcext:value-type="float">
            <text:p>0.02475</text:p>
          </table:table-cell>
          <table:table-cell table:style-name="ce6" table:formula="of:=1-([.E116]/[.$E$2])" office:value-type="percentage" office:value="0.963531075943772" calcext:value-type="percentage">
            <text:p>96.35%</text:p>
          </table:table-cell>
          <table:table-cell table:style-name="ce6" table:formula="of:=1-([.E116]/[.$E$6])" office:value-type="percentage" office:value="0.790485058833489" calcext:value-type="percentage">
            <text:p>79.05%</text:p>
          </table:table-cell>
          <table:table-cell table:style-name="ce6" table:formula="of:=1-([.E116]/[.$E$122])" office:value-type="percentage" office:value="0.944037444037444" calcext:value-type="percentage">
            <text:p>94.4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1 target-cpu=cortex-a76 target-feature=+crc</text:p>
          </table:table-cell>
          <table:table-cell table:style-name="ce4" office:value-type="float" office:value="0.0338" calcext:value-type="float">
            <text:p>0.03380</text:p>
          </table:table-cell>
          <table:table-cell table:style-name="ce6" table:formula="of:=1-([.E117]/[.$E$2])" office:value-type="percentage" office:value="0.950195974420181" calcext:value-type="percentage">
            <text:p>95.02%</text:p>
          </table:table-cell>
          <table:table-cell table:style-name="ce6" table:formula="of:=1-([.E117]/[.$E$6])" office:value-type="percentage" office:value="0.713874544992805" calcext:value-type="percentage">
            <text:p>71.39%</text:p>
          </table:table-cell>
          <table:table-cell table:style-name="ce6" table:formula="of:=1-([.E117]/[.$E$122])" office:value-type="percentage" office:value="0.923574368018812" calcext:value-type="percentage">
            <text:p>92.36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2 target-cpu=cortex-a76 target-feature=+crc</text:p>
          </table:table-cell>
          <table:table-cell office:value-type="float" office:value="0.01539" calcext:value-type="float">
            <text:p>0.01539</text:p>
          </table:table-cell>
          <table:table-cell table:style-name="ce6" table:formula="of:=1-([.E118]/[.$E$2])" office:value-type="percentage" office:value="0.977322959950491" calcext:value-type="percentage">
            <text:p>97.73%</text:p>
          </table:table-cell>
          <table:table-cell table:style-name="ce6" table:formula="of:=1-([.E118]/[.$E$6])" office:value-type="percentage" office:value="0.869719800220097" calcext:value-type="percentage">
            <text:p>86.97%</text:p>
          </table:table-cell>
          <table:table-cell table:style-name="ce6" table:formula="of:=1-([.E118]/[.$E$122])" office:value-type="percentage" office:value="0.965201465201465" calcext:value-type="percentage">
            <text:p>96.5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3 target-cpu=cortex-a76 target-feature=+crc</text:p>
          </table:table-cell>
          <table:table-cell office:value-type="float" office:value="0.01526" calcext:value-type="float">
            <text:p>0.01526</text:p>
          </table:table-cell>
          <table:table-cell table:style-name="ce6" table:formula="of:=1-([.E119]/[.$E$2])" office:value-type="percentage" office:value="0.977514513895028" calcext:value-type="percentage">
            <text:p>97.75%</text:p>
          </table:table-cell>
          <table:table-cell table:style-name="ce6" table:formula="of:=1-([.E119]/[.$E$6])" office:value-type="percentage" office:value="0.870820282739355" calcext:value-type="percentage">
            <text:p>87.08%</text:p>
          </table:table-cell>
          <table:table-cell table:style-name="ce6" table:formula="of:=1-([.E119]/[.$E$122])" office:value-type="percentage" office:value="0.965495409939854" calcext:value-type="percentage">
            <text:p>96.55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s target-cpu=cortex-a76 target-feature=+crc</text:p>
          </table:table-cell>
          <table:table-cell office:value-type="float" office:value="0.02502" calcext:value-type="float">
            <text:p>0.02502</text:p>
          </table:table-cell>
          <table:table-cell table:style-name="ce6" table:formula="of:=1-([.E120]/[.$E$2])" office:value-type="percentage" office:value="0.963133233135885" calcext:value-type="percentage">
            <text:p>96.31%</text:p>
          </table:table-cell>
          <table:table-cell table:style-name="ce6" table:formula="of:=1-([.E120]/[.$E$6])" office:value-type="percentage" office:value="0.78819944129349" calcext:value-type="percentage">
            <text:p>78.82%</text:p>
          </table:table-cell>
          <table:table-cell table:style-name="ce6" table:formula="of:=1-([.E120]/[.$E$122])" office:value-type="percentage" office:value="0.943426943426943" calcext:value-type="percentage">
            <text:p>94.34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z target-cpu=cortex-a76 target-feature=+crc</text:p>
          </table:table-cell>
          <table:table-cell table:style-name="ce4" office:value-type="float" office:value="0.0266" calcext:value-type="float">
            <text:p>0.02660</text:p>
          </table:table-cell>
          <table:table-cell table:style-name="ce6" table:formula="of:=1-([.E121]/[.$E$2])" office:value-type="percentage" office:value="0.960805115963811" calcext:value-type="percentage">
            <text:p>96.08%</text:p>
          </table:table-cell>
          <table:table-cell table:style-name="ce6" table:formula="of:=1-([.E121]/[.$E$6])" office:value-type="percentage" office:value="0.774824346059426" calcext:value-type="percentage">
            <text:p>77.48%</text:p>
          </table:table-cell>
          <table:table-cell table:style-name="ce6" table:formula="of:=1-([.E121]/[.$E$122])" office:value-type="percentage" office:value="0.939854384298829" calcext:value-type="percentage">
            <text:p>93.99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c</text:p>
          </table:table-cell>
          <table:table-cell/>
          <table:table-cell office:value-type="float" office:value="0.44226" calcext:value-type="float">
            <text:p>0.44226</text:p>
          </table:table-cell>
          <table:table-cell table:style-name="ce6" table:formula="of:=1-([.E122]/[.$E$2])" office:value-type="percentage" office:value="0.348333480682521" calcext:value-type="percentage">
            <text:p>34.83%</text:p>
          </table:table-cell>
          <table:table-cell table:style-name="ce6" table:formula="of:=1-([.E122]/[.$E$6])" office:value-type="percentage" office:value="-2.74384153051723" calcext:value-type="percentage">
            <text:p>-274.38%</text:p>
          </table:table-cell>
          <table:table-cell table:style-name="ce6" table:formula="of:=1-([.E122]/[.$E$122])" office:value-type="percentage" office:value="0" calcext:value-type="percentage">
            <text:p>0.00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crc32b</text:p>
          </table:table-cell>
          <table:table-cell office:value-type="string" calcext:value-type="string">
            <text:p>gcc</text:p>
          </table:table-cell>
          <table:table-cell table:style-name="ce3" office:value-type="string" calcext:value-type="string">
            <text:p>target-feature=+crc</text:p>
          </table:table-cell>
          <table:table-cell office:value-type="float" office:value="0.03617" calcext:value-type="float">
            <text:p>0.03617</text:p>
          </table:table-cell>
          <table:table-cell table:style-name="ce6" table:formula="of:=1-([.E123]/[.$E$2])" office:value-type="percentage" office:value="0.946703798662069" calcext:value-type="percentage">
            <text:p>94.67%</text:p>
          </table:table-cell>
          <table:table-cell table:style-name="ce6" table:formula="of:=1-([.E123]/[.$E$6])" office:value-type="percentage" office:value="0.693811902141708" calcext:value-type="percentage">
            <text:p>69.38%</text:p>
          </table:table-cell>
          <table:table-cell table:style-name="ce6" table:formula="of:=1-([.E123]/[.$E$122])" office:value-type="percentage" office:value="0.91821552932664" calcext:value-type="percentage">
            <text:p>91.82%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Default" table:number-columns-repeated="3"/>
          <table:table-cell table:number-columns-repeated="12"/>
          <table:table-cell table:style-name="ce2" table:number-columns-repeated="16369"/>
        </table:table-row>
        <table:table-row table:style-name="ro1" table:number-rows-repeated="2">
          <table:table-cell table:style-name="Default" table:number-columns-repeated="4"/>
          <table:table-cell table:number-columns-repeated="11"/>
          <table:table-cell table:style-name="ce2" table:number-columns-repeated="16369"/>
        </table:table-row>
        <table:table-row table:style-name="ro1">
          <table:table-cell office:value-type="string" calcext:value-type="string">
            <text:p>tcc does not support arm hardware optimizations</text:p>
          </table:table-cell>
          <table:table-cell table:number-columns-repeated="14"/>
          <table:table-cell table:style-name="ce2" table:number-columns-repeated="16369"/>
        </table:table-row>
        <table:table-row table:style-name="ro1">
          <table:table-cell office:value-type="string" calcext:value-type="string">
            <text:p>armclang requires pain in the ass license</text:p>
          </table:table-cell>
          <table:table-cell table:number-columns-repeated="14"/>
          <table:table-cell table:style-name="ce2" table:number-columns-repeated="16369"/>
        </table:table-row>
        <table:table-row table:style-name="ro1">
          <table:table-cell table:style-name="Default" table:number-columns-repeated="3"/>
          <table:table-cell table:number-columns-repeated="12"/>
          <table:table-cell table:style-name="ce2" table:number-columns-repeated="16369"/>
        </table:table-row>
        <table:table-row table:style-name="ro1">
          <table:table-cell table:style-name="Default" office:value-type="string" calcext:value-type="string">
            <text:p>~0.005s error between all </text:p>
          </table:table-cell>
          <table:table-cell table:style-name="Default" table:number-columns-repeated="3"/>
          <table:table-cell table:number-columns-repeated="11"/>
          <table:table-cell table:style-name="ce2" table:number-columns-repeated="16369"/>
        </table:table-row>
        <table:table-row table:style-name="ro1" table:number-rows-repeated="2">
          <table:table-cell table:style-name="Default" table:number-columns-repeated="4"/>
          <table:table-cell table:number-columns-repeated="11"/>
          <table:table-cell table:style-name="ce2" table:number-columns-repeated="16369"/>
        </table:table-row>
        <table:table-row table:style-name="ro1" table:number-rows-repeated="2">
          <table:table-cell table:style-name="Default" table:number-columns-repeated="3"/>
          <table:table-cell table:number-columns-repeated="12"/>
          <table:table-cell table:style-name="ce2" table:number-columns-repeated="16369"/>
        </table:table-row>
        <table:table-row table:style-name="ro1" table:number-rows-repeated="3">
          <table:table-cell table:style-name="Default" table:number-columns-repeated="4"/>
          <table:table-cell table:number-columns-repeated="11"/>
          <table:table-cell table:style-name="ce2" table:number-columns-repeated="16369"/>
        </table:table-row>
        <table:table-row table:style-name="ro1" table:number-rows-repeated="2">
          <table:table-cell table:style-name="Default" table:number-columns-repeated="3"/>
          <table:table-cell table:number-columns-repeated="12"/>
          <table:table-cell table:style-name="ce2" table:number-columns-repeated="16369"/>
        </table:table-row>
        <table:table-row table:style-name="ro1" table:number-rows-repeated="16">
          <table:table-cell table:style-name="Default" table:number-columns-repeated="4"/>
          <table:table-cell table:number-columns-repeated="11"/>
          <table:table-cell table:style-name="ce2" table:number-columns-repeated="16369"/>
        </table:table-row>
        <table:table-row table:style-name="ro1" table:number-rows-repeated="2">
          <table:table-cell table:style-name="Default" table:number-columns-repeated="4"/>
          <table:table-cell table:number-columns-repeated="6"/>
          <table:table-cell table:style-name="Default" table:number-columns-repeated="3"/>
          <table:table-cell table:number-columns-repeated="2"/>
          <table:table-cell table:style-name="ce2" table:number-columns-repeated="16369"/>
        </table:table-row>
        <table:table-row table:style-name="ro1" table:number-rows-repeated="4">
          <table:table-cell table:style-name="Default" table:number-columns-repeated="4"/>
          <table:table-cell table:number-columns-repeated="11"/>
          <table:table-cell table:style-name="ce2" table:number-columns-repeated="16369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ce3"/>
          <table:table-cell table:number-columns-repeated="8"/>
          <table:table-cell table:style-name="ce2" table:number-columns-repeated="16369"/>
        </table:table-row>
        <table:table-row table:style-name="ro1" table:number-rows-repeated="20">
          <table:table-cell table:style-name="Default" table:number-columns-repeated="4"/>
          <table:table-cell table:number-columns-repeated="11"/>
          <table:table-cell table:style-name="ce2" table:number-columns-repeated="16369"/>
        </table:table-row>
        <table:table-row table:style-name="ro1" table:number-rows-repeated="1048392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</table:table>
      <table:named-expressions/>
      <table:database-ranges>
        <table:database-range table:name="__Anonymous_Sheet_DB__0" table:target-range-address="Sheet1.A1:Sheet1.H123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style:style style:name="Default" style:family="table-cell">
      <style:text-properties style:font-name="Arial" fo:font-family="Arial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1:05:24.835877425</meta:creation-date>
    <meta:generator>LibreOffice/25.2.6.2$Linux_X86_64 LibreOffice_project/520$Build-2</meta:generator>
    <dc:date>2025-10-29T21:48:51.051403565</dc:date>
    <meta:editing-duration>PT2H59M3S</meta:editing-duration>
    <meta:editing-cycles>14</meta:editing-cycles>
    <meta:document-statistic meta:table-count="1" meta:cell-count="986" meta:object-count="0"/>
  </office:meta>
</office:document-meta>
</file>